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9.9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99.64pt"/>
    </style:style>
    <style:style style:name="co4" style:family="table-column">
      <style:table-column-properties fo:break-before="auto" style:column-width="14.26pt"/>
    </style:style>
    <style:style style:name="co5" style:family="table-column">
      <style:table-column-properties fo:break-before="auto" style:column-width="102.81pt"/>
    </style:style>
    <style:style style:name="co6" style:family="table-column">
      <style:table-column-properties fo:break-before="auto" style:column-width="61.2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4_3_18_52" table:style-name="ta1">
        <table:shapes>
          <draw:frame draw:z-index="0" draw:style-name="gr1" draw:text-style-name="P1" svg:width="453.51pt" svg:height="255.09pt" svg:x="437.07pt" svg:y="33.93pt">
            <loext:p draw:notify-on-update-of-ranges="data_4_3_18_52.B3:data_4_3_18_52.B200 data_4_3_18_52.F3:data_4_3_18_52.F2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Hydrofly Data</text:p>
          </table:table-cell>
          <table:table-cell office:value-type="string" calcext:value-type="string">
            <text:p>Version 0</text:p>
          </table:table-cell>
          <table:table-cell table:style-name="ce1" office:value-type="string" calcext:value-type="string">
            <text:p>4/3/20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essure 0</text:p>
          </table:table-cell>
          <table:table-cell office:value-type="string" calcext:value-type="string">
            <text:p>Pressure 1</text:p>
          </table:table-cell>
          <table:table-cell office:value-type="string" calcext:value-type="string">
            <text:p>Distance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54340849.34201" calcext:value-type="float">
            <text:p>1554340849.34201</text:p>
          </table:table-cell>
          <table:table-cell office:value-type="float" office:value="1.44576573371887" calcext:value-type="float">
            <text:p>1.4457657337188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0015625" calcext:value-type="float">
            <text:p>20.0015625</text:p>
          </table:table-cell>
          <table:table-cell office:value-type="float" office:value="19.62" calcext:value-type="float">
            <text:p>19.62</text:p>
          </table:table-cell>
          <table:table-cell office:value-type="float" office:value="20.383125" calcext:value-type="float">
            <text:p>20.383125</text:p>
          </table:table-cell>
        </table:table-row>
        <table:table-row table:style-name="ro1">
          <table:table-cell/>
          <table:table-cell office:value-type="float" office:value="1554340849.3754" calcext:value-type="float">
            <text:p>1554340849.3754</text:p>
          </table:table-cell>
          <table:table-cell office:value-type="float" office:value="0.0334007740020752" calcext:value-type="float">
            <text:p>0.0334007740020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0.4178125" calcext:value-type="float">
            <text:p>20.4178125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/>
          <table:table-cell office:value-type="float" office:value="1554340849.40759" calcext:value-type="float">
            <text:p>1554340849.40759</text:p>
          </table:table-cell>
          <table:table-cell office:value-type="float" office:value="0.0322005748748779" calcext:value-type="float">
            <text:p>0.0322005748748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0.4525" calcext:value-type="float">
            <text:p>20.4525</text:p>
          </table:table-cell>
          <table:table-cell office:value-type="float" office:value="20.7646875" calcext:value-type="float">
            <text:p>20.7646875</text:p>
          </table:table-cell>
        </table:table-row>
        <table:table-row table:style-name="ro1">
          <table:table-cell/>
          <table:table-cell office:value-type="float" office:value="1554340849.44058" calcext:value-type="float">
            <text:p>1554340849.44058</text:p>
          </table:table-cell>
          <table:table-cell office:value-type="float" office:value="0.0329959392547607" calcext:value-type="float">
            <text:p>0.0329959392547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0.4525" calcext:value-type="float">
            <text:p>20.4525</text:p>
          </table:table-cell>
          <table:table-cell office:value-type="float" office:value="20.86875" calcext:value-type="float">
            <text:p>20.86875</text:p>
          </table:table-cell>
        </table:table-row>
        <table:table-row table:style-name="ro1">
          <table:table-cell/>
          <table:table-cell office:value-type="float" office:value="1554340849.47311" calcext:value-type="float">
            <text:p>1554340849.47311</text:p>
          </table:table-cell>
          <table:table-cell office:value-type="float" office:value="0.0325441360473633" calcext:value-type="float">
            <text:p>0.0325441360473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521875" calcext:value-type="float">
            <text:p>20.521875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0.799375" calcext:value-type="float">
            <text:p>20.799375</text:p>
          </table:table-cell>
        </table:table-row>
        <table:table-row table:style-name="ro1">
          <table:table-cell/>
          <table:table-cell office:value-type="float" office:value="1554340849.50527" calcext:value-type="float">
            <text:p>1554340849.50527</text:p>
          </table:table-cell>
          <table:table-cell office:value-type="float" office:value="0.0321669578552246" calcext:value-type="float">
            <text:p>0.0321669578552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0.799375" calcext:value-type="float">
            <text:p>20.799375</text:p>
          </table:table-cell>
        </table:table-row>
        <table:table-row table:style-name="ro1">
          <table:table-cell/>
          <table:table-cell office:value-type="float" office:value="1554340849.53783" calcext:value-type="float">
            <text:p>1554340849.53783</text:p>
          </table:table-cell>
          <table:table-cell office:value-type="float" office:value="0.032567024230957" calcext:value-type="float">
            <text:p>0.03256702423095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2790625" calcext:value-type="float">
            <text:p>20.2790625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0.7646875" calcext:value-type="float">
            <text:p>20.7646875</text:p>
          </table:table-cell>
        </table:table-row>
        <table:table-row table:style-name="ro1">
          <table:table-cell/>
          <table:table-cell office:value-type="float" office:value="1554340849.57043" calcext:value-type="float">
            <text:p>1554340849.57043</text:p>
          </table:table-cell>
          <table:table-cell office:value-type="float" office:value="0.0326101779937744" calcext:value-type="float">
            <text:p>0.0326101779937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244375" calcext:value-type="float">
            <text:p>20.244375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0.7646875" calcext:value-type="float">
            <text:p>20.7646875</text:p>
          </table:table-cell>
        </table:table-row>
        <table:table-row table:style-name="ro1">
          <table:table-cell/>
          <table:table-cell office:value-type="float" office:value="1554340849.60308" calcext:value-type="float">
            <text:p>1554340849.60308</text:p>
          </table:table-cell>
          <table:table-cell office:value-type="float" office:value="0.0326590538024902" calcext:value-type="float">
            <text:p>0.032659053802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0.73" calcext:value-type="float">
            <text:p>20.73</text:p>
          </table:table-cell>
          <table:table-cell office:value-type="float" office:value="20.6953125" calcext:value-type="float">
            <text:p>20.6953125</text:p>
          </table:table-cell>
        </table:table-row>
        <table:table-row table:style-name="ro1">
          <table:table-cell/>
          <table:table-cell office:value-type="float" office:value="1554340849.63554" calcext:value-type="float">
            <text:p>1554340849.63554</text:p>
          </table:table-cell>
          <table:table-cell office:value-type="float" office:value="0.0324687957763672" calcext:value-type="float">
            <text:p>0.0324687957763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521875" calcext:value-type="float">
            <text:p>20.521875</text:p>
          </table:table-cell>
          <table:table-cell office:value-type="float" office:value="20.7646875" calcext:value-type="float">
            <text:p>20.7646875</text:p>
          </table:table-cell>
          <table:table-cell office:value-type="float" office:value="20.5565625" calcext:value-type="float">
            <text:p>20.5565625</text:p>
          </table:table-cell>
        </table:table-row>
        <table:table-row table:style-name="ro1">
          <table:table-cell/>
          <table:table-cell office:value-type="float" office:value="1554340849.66751" calcext:value-type="float">
            <text:p>1554340849.66751</text:p>
          </table:table-cell>
          <table:table-cell office:value-type="float" office:value="0.0319805145263672" calcext:value-type="float">
            <text:p>0.0319805145263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4525" calcext:value-type="float">
            <text:p>20.4525</text:p>
          </table:table-cell>
          <table:table-cell office:value-type="float" office:value="20.7646875" calcext:value-type="float">
            <text:p>20.7646875</text:p>
          </table:table-cell>
          <table:table-cell office:value-type="float" office:value="20.4178125" calcext:value-type="float">
            <text:p>20.4178125</text:p>
          </table:table-cell>
        </table:table-row>
        <table:table-row table:style-name="ro1">
          <table:table-cell/>
          <table:table-cell office:value-type="float" office:value="1554340849.6994" calcext:value-type="float">
            <text:p>1554340849.6994</text:p>
          </table:table-cell>
          <table:table-cell office:value-type="float" office:value="0.0319006443023682" calcext:value-type="float">
            <text:p>0.0319006443023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0.73" calcext:value-type="float">
            <text:p>20.73</text:p>
          </table:table-cell>
          <table:table-cell office:value-type="float" office:value="20.3484375" calcext:value-type="float">
            <text:p>20.3484375</text:p>
          </table:table-cell>
        </table:table-row>
        <table:table-row table:style-name="ro1">
          <table:table-cell/>
          <table:table-cell office:value-type="float" office:value="1554340849.73164" calcext:value-type="float">
            <text:p>1554340849.73164</text:p>
          </table:table-cell>
          <table:table-cell office:value-type="float" office:value="0.0322475433349609" calcext:value-type="float">
            <text:p>0.0322475433349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0.73" calcext:value-type="float">
            <text:p>20.73</text:p>
          </table:table-cell>
          <table:table-cell office:value-type="float" office:value="20.4178125" calcext:value-type="float">
            <text:p>20.4178125</text:p>
          </table:table-cell>
        </table:table-row>
        <table:table-row table:style-name="ro1">
          <table:table-cell/>
          <table:table-cell office:value-type="float" office:value="1554340849.76396" calcext:value-type="float">
            <text:p>1554340849.76396</text:p>
          </table:table-cell>
          <table:table-cell office:value-type="float" office:value="0.0323295593261719" calcext:value-type="float">
            <text:p>0.03232955932617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59125" calcext:value-type="float">
            <text:p>20.59125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0.521875" calcext:value-type="float">
            <text:p>20.521875</text:p>
          </table:table-cell>
        </table:table-row>
        <table:table-row table:style-name="ro1">
          <table:table-cell/>
          <table:table-cell office:value-type="float" office:value="1554340849.79602" calcext:value-type="float">
            <text:p>1554340849.79602</text:p>
          </table:table-cell>
          <table:table-cell office:value-type="float" office:value="0.0320615768432617" calcext:value-type="float">
            <text:p>0.0320615768432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0.59125" calcext:value-type="float">
            <text:p>20.59125</text:p>
          </table:table-cell>
          <table:table-cell office:value-type="float" office:value="20.521875" calcext:value-type="float">
            <text:p>20.521875</text:p>
          </table:table-cell>
        </table:table-row>
        <table:table-row table:style-name="ro1">
          <table:table-cell/>
          <table:table-cell office:value-type="float" office:value="1554340849.8286" calcext:value-type="float">
            <text:p>1554340849.8286</text:p>
          </table:table-cell>
          <table:table-cell office:value-type="float" office:value="0.0325882434844971" calcext:value-type="float">
            <text:p>0.0325882434844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0.4178125" calcext:value-type="float">
            <text:p>20.4178125</text:p>
          </table:table-cell>
          <table:table-cell office:value-type="float" office:value="20.3484375" calcext:value-type="float">
            <text:p>20.3484375</text:p>
          </table:table-cell>
        </table:table-row>
        <table:table-row table:style-name="ro1">
          <table:table-cell/>
          <table:table-cell office:value-type="float" office:value="1554340849.86121" calcext:value-type="float">
            <text:p>1554340849.86121</text:p>
          </table:table-cell>
          <table:table-cell office:value-type="float" office:value="0.0326173305511475" calcext:value-type="float">
            <text:p>0.0326173305511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0.4178125" calcext:value-type="float">
            <text:p>20.4178125</text:p>
          </table:table-cell>
          <table:table-cell office:value-type="float" office:value="20.4871875" calcext:value-type="float">
            <text:p>20.4871875</text:p>
          </table:table-cell>
        </table:table-row>
        <table:table-row table:style-name="ro1">
          <table:table-cell/>
          <table:table-cell office:value-type="float" office:value="1554340849.89328" calcext:value-type="float">
            <text:p>1554340849.89328</text:p>
          </table:table-cell>
          <table:table-cell office:value-type="float" office:value="0.0320770740509033" calcext:value-type="float">
            <text:p>0.0320770740509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0.2790625" calcext:value-type="float">
            <text:p>20.2790625</text:p>
          </table:table-cell>
          <table:table-cell office:value-type="float" office:value="20.7646875" calcext:value-type="float">
            <text:p>20.7646875</text:p>
          </table:table-cell>
        </table:table-row>
        <table:table-row table:style-name="ro1">
          <table:table-cell/>
          <table:table-cell office:value-type="float" office:value="1554340849.92521" calcext:value-type="float">
            <text:p>1554340849.92521</text:p>
          </table:table-cell>
          <table:table-cell office:value-type="float" office:value="0.0319449901580811" calcext:value-type="float">
            <text:p>0.03194499015808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0.31375" calcext:value-type="float">
            <text:p>20.31375</text:p>
          </table:table-cell>
          <table:table-cell office:value-type="float" office:value="20.799375" calcext:value-type="float">
            <text:p>20.799375</text:p>
          </table:table-cell>
        </table:table-row>
        <table:table-row table:style-name="ro1">
          <table:table-cell/>
          <table:table-cell office:value-type="float" office:value="1554340849.95753" calcext:value-type="float">
            <text:p>1554340849.95753</text:p>
          </table:table-cell>
          <table:table-cell office:value-type="float" office:value="0.0323235988616943" calcext:value-type="float">
            <text:p>0.0323235988616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0.6953125" calcext:value-type="float">
            <text:p>20.6953125</text:p>
          </table:table-cell>
        </table:table-row>
        <table:table-row table:style-name="ro1">
          <table:table-cell/>
          <table:table-cell office:value-type="float" office:value="1554340849.99072" calcext:value-type="float">
            <text:p>1554340849.99072</text:p>
          </table:table-cell>
          <table:table-cell office:value-type="float" office:value="0.0332047939300537" calcext:value-type="float">
            <text:p>0.0332047939300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0.4525" calcext:value-type="float">
            <text:p>20.4525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/>
          <table:table-cell office:value-type="float" office:value="1554340850.02416" calcext:value-type="float">
            <text:p>1554340850.02416</text:p>
          </table:table-cell>
          <table:table-cell office:value-type="float" office:value="0.0334501266479492" calcext:value-type="float">
            <text:p>0.0334501266479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0.6953125" calcext:value-type="float">
            <text:p>20.6953125</text:p>
          </table:table-cell>
        </table:table-row>
        <table:table-row table:style-name="ro1">
          <table:table-cell/>
          <table:table-cell office:value-type="float" office:value="1554340850.05646" calcext:value-type="float">
            <text:p>1554340850.05646</text:p>
          </table:table-cell>
          <table:table-cell office:value-type="float" office:value="0.0323057174682617" calcext:value-type="float">
            <text:p>0.0323057174682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521875" calcext:value-type="float">
            <text:p>20.521875</text:p>
          </table:table-cell>
          <table:table-cell office:value-type="float" office:value="20.4525" calcext:value-type="float">
            <text:p>20.4525</text:p>
          </table:table-cell>
          <table:table-cell office:value-type="float" office:value="20.6953125" calcext:value-type="float">
            <text:p>20.6953125</text:p>
          </table:table-cell>
        </table:table-row>
        <table:table-row table:style-name="ro1">
          <table:table-cell/>
          <table:table-cell office:value-type="float" office:value="1554340850.08891" calcext:value-type="float">
            <text:p>1554340850.08891</text:p>
          </table:table-cell>
          <table:table-cell office:value-type="float" office:value="0.0324654579162598" calcext:value-type="float">
            <text:p>0.032465457916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31375" calcext:value-type="float">
            <text:p>20.31375</text:p>
          </table:table-cell>
          <table:table-cell office:value-type="float" office:value="20.4178125" calcext:value-type="float">
            <text:p>20.4178125</text:p>
          </table:table-cell>
          <table:table-cell office:value-type="float" office:value="20.799375" calcext:value-type="float">
            <text:p>20.799375</text:p>
          </table:table-cell>
        </table:table-row>
        <table:table-row table:style-name="ro1">
          <table:table-cell/>
          <table:table-cell office:value-type="float" office:value="1554340850.12191" calcext:value-type="float">
            <text:p>1554340850.12191</text:p>
          </table:table-cell>
          <table:table-cell office:value-type="float" office:value="0.0330054759979248" calcext:value-type="float">
            <text:p>0.0330054759979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0.521875" calcext:value-type="float">
            <text:p>20.521875</text:p>
          </table:table-cell>
          <table:table-cell office:value-type="float" office:value="20.7646875" calcext:value-type="float">
            <text:p>20.7646875</text:p>
          </table:table-cell>
        </table:table-row>
        <table:table-row table:style-name="ro1">
          <table:table-cell/>
          <table:table-cell office:value-type="float" office:value="1554340850.15577" calcext:value-type="float">
            <text:p>1554340850.15577</text:p>
          </table:table-cell>
          <table:table-cell office:value-type="float" office:value="0.0338709354400635" calcext:value-type="float">
            <text:p>0.0338709354400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0.5565625" calcext:value-type="float">
            <text:p>20.5565625</text:p>
          </table:table-cell>
        </table:table-row>
        <table:table-row table:style-name="ro1">
          <table:table-cell/>
          <table:table-cell office:value-type="float" office:value="1554340850.18774" calcext:value-type="float">
            <text:p>1554340850.18774</text:p>
          </table:table-cell>
          <table:table-cell office:value-type="float" office:value="0.0319774150848389" calcext:value-type="float">
            <text:p>0.0319774150848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31375" calcext:value-type="float">
            <text:p>20.31375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0.6953125" calcext:value-type="float">
            <text:p>20.6953125</text:p>
          </table:table-cell>
        </table:table-row>
        <table:table-row table:style-name="ro1">
          <table:table-cell/>
          <table:table-cell office:value-type="float" office:value="1554340850.21963" calcext:value-type="float">
            <text:p>1554340850.21963</text:p>
          </table:table-cell>
          <table:table-cell office:value-type="float" office:value="0.0318946838378906" calcext:value-type="float">
            <text:p>0.0318946838378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4178125" calcext:value-type="float">
            <text:p>20.4178125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0.59125" calcext:value-type="float">
            <text:p>20.59125</text:p>
          </table:table-cell>
        </table:table-row>
        <table:table-row table:style-name="ro1">
          <table:table-cell/>
          <table:table-cell office:value-type="float" office:value="1554340850.25172" calcext:value-type="float">
            <text:p>1554340850.25172</text:p>
          </table:table-cell>
          <table:table-cell office:value-type="float" office:value="0.0320992469787598" calcext:value-type="float">
            <text:p>0.0320992469787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521875" calcext:value-type="float">
            <text:p>20.521875</text:p>
          </table:table-cell>
          <table:table-cell office:value-type="float" office:value="20.7646875" calcext:value-type="float">
            <text:p>20.7646875</text:p>
          </table:table-cell>
          <table:table-cell office:value-type="float" office:value="20.6259375" calcext:value-type="float">
            <text:p>20.6259375</text:p>
          </table:table-cell>
        </table:table-row>
        <table:table-row table:style-name="ro1">
          <table:table-cell/>
          <table:table-cell office:value-type="float" office:value="1554340850.2841" calcext:value-type="float">
            <text:p>1554340850.2841</text:p>
          </table:table-cell>
          <table:table-cell office:value-type="float" office:value="0.0323894023895264" calcext:value-type="float">
            <text:p>0.0323894023895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0.73" calcext:value-type="float">
            <text:p>20.73</text:p>
          </table:table-cell>
          <table:table-cell office:value-type="float" office:value="20.4525" calcext:value-type="float">
            <text:p>20.4525</text:p>
          </table:table-cell>
        </table:table-row>
        <table:table-row table:style-name="ro1">
          <table:table-cell/>
          <table:table-cell office:value-type="float" office:value="1554340850.31656" calcext:value-type="float">
            <text:p>1554340850.31656</text:p>
          </table:table-cell>
          <table:table-cell office:value-type="float" office:value="0.0324625968933106" calcext:value-type="float">
            <text:p>0.0324625968933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0.7646875" calcext:value-type="float">
            <text:p>20.7646875</text:p>
          </table:table-cell>
          <table:table-cell office:value-type="float" office:value="20.31375" calcext:value-type="float">
            <text:p>20.31375</text:p>
          </table:table-cell>
        </table:table-row>
        <table:table-row table:style-name="ro1">
          <table:table-cell/>
          <table:table-cell office:value-type="float" office:value="1554340850.34841" calcext:value-type="float">
            <text:p>1554340850.34841</text:p>
          </table:table-cell>
          <table:table-cell office:value-type="float" office:value="0.031862735748291" calcext:value-type="float">
            <text:p>0.0318627357482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0.6259375" calcext:value-type="float">
            <text:p>20.6259375</text:p>
          </table:table-cell>
          <table:table-cell office:value-type="float" office:value="20.4178125" calcext:value-type="float">
            <text:p>20.4178125</text:p>
          </table:table-cell>
        </table:table-row>
        <table:table-row table:style-name="ro1">
          <table:table-cell/>
          <table:table-cell office:value-type="float" office:value="1554340850.38064" calcext:value-type="float">
            <text:p>1554340850.38064</text:p>
          </table:table-cell>
          <table:table-cell office:value-type="float" office:value="0.0322344303131104" calcext:value-type="float">
            <text:p>0.032234430313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0.4178125" calcext:value-type="float">
            <text:p>20.4178125</text:p>
          </table:table-cell>
        </table:table-row>
        <table:table-row table:style-name="ro1">
          <table:table-cell/>
          <table:table-cell office:value-type="float" office:value="1554340850.41269" calcext:value-type="float">
            <text:p>1554340850.41269</text:p>
          </table:table-cell>
          <table:table-cell office:value-type="float" office:value="0.032057523727417" calcext:value-type="float">
            <text:p>0.0320575237274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0.5565625" calcext:value-type="float">
            <text:p>20.5565625</text:p>
          </table:table-cell>
          <table:table-cell office:value-type="float" office:value="20.4525" calcext:value-type="float">
            <text:p>20.4525</text:p>
          </table:table-cell>
        </table:table-row>
        <table:table-row table:style-name="ro1">
          <table:table-cell/>
          <table:table-cell office:value-type="float" office:value="1554340850.44456" calcext:value-type="float">
            <text:p>1554340850.44456</text:p>
          </table:table-cell>
          <table:table-cell office:value-type="float" office:value="0.031876802444458" calcext:value-type="float">
            <text:p>0.03187680244445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73" calcext:value-type="float">
            <text:p>20.73</text:p>
          </table:table-cell>
          <table:table-cell office:value-type="float" office:value="20.31375" calcext:value-type="float">
            <text:p>20.31375</text:p>
          </table:table-cell>
          <table:table-cell office:value-type="float" office:value="20.59125" calcext:value-type="float">
            <text:p>20.59125</text:p>
          </table:table-cell>
        </table:table-row>
        <table:table-row table:style-name="ro1">
          <table:table-cell/>
          <table:table-cell office:value-type="float" office:value="1554340850.47652" calcext:value-type="float">
            <text:p>1554340850.47652</text:p>
          </table:table-cell>
          <table:table-cell office:value-type="float" office:value="0.0319755077362061" calcext:value-type="float">
            <text:p>0.0319755077362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0.244375" calcext:value-type="float">
            <text:p>20.244375</text:p>
          </table:table-cell>
          <table:table-cell office:value-type="float" office:value="20.8340625" calcext:value-type="float">
            <text:p>20.8340625</text:p>
          </table:table-cell>
        </table:table-row>
        <table:table-row table:style-name="ro1">
          <table:table-cell/>
          <table:table-cell office:value-type="float" office:value="1554340850.50913" calcext:value-type="float">
            <text:p>1554340850.50913</text:p>
          </table:table-cell>
          <table:table-cell office:value-type="float" office:value="0.0326218605041504" calcext:value-type="float">
            <text:p>0.032621860504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0.4178125" calcext:value-type="float">
            <text:p>20.4178125</text:p>
          </table:table-cell>
          <table:table-cell office:value-type="float" office:value="20.7646875" calcext:value-type="float">
            <text:p>20.7646875</text:p>
          </table:table-cell>
        </table:table-row>
        <table:table-row table:style-name="ro1">
          <table:table-cell/>
          <table:table-cell office:value-type="float" office:value="1554340850.54226" calcext:value-type="float">
            <text:p>1554340850.54226</text:p>
          </table:table-cell>
          <table:table-cell office:value-type="float" office:value="0.0331401824951172" calcext:value-type="float">
            <text:p>0.0331401824951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6259375" calcext:value-type="float">
            <text:p>20.6259375</text:p>
          </table:table-cell>
          <table:table-cell office:value-type="float" office:value="20.383125" calcext:value-type="float">
            <text:p>20.383125</text:p>
          </table:table-cell>
          <table:table-cell office:value-type="float" office:value="20.7646875" calcext:value-type="float">
            <text:p>20.7646875</text:p>
          </table:table-cell>
        </table:table-row>
        <table:table-row table:style-name="ro1">
          <table:table-cell/>
          <table:table-cell office:value-type="float" office:value="1554340850.57434" calcext:value-type="float">
            <text:p>1554340850.57434</text:p>
          </table:table-cell>
          <table:table-cell office:value-type="float" office:value="0.03208327293396" calcext:value-type="float">
            <text:p>0.0320832729339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7646875" calcext:value-type="float">
            <text:p>20.7646875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/>
          <table:table-cell office:value-type="float" office:value="1554340850.60628" calcext:value-type="float">
            <text:p>1554340850.60628</text:p>
          </table:table-cell>
          <table:table-cell office:value-type="float" office:value="0.031954288482666" calcext:value-type="float">
            <text:p>0.03195428848266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0.5565625" calcext:value-type="float">
            <text:p>20.5565625</text:p>
          </table:table-cell>
          <table:table-cell office:value-type="float" office:value="20.9034375" calcext:value-type="float">
            <text:p>20.9034375</text:p>
          </table:table-cell>
        </table:table-row>
        <table:table-row table:style-name="ro1">
          <table:table-cell/>
          <table:table-cell office:value-type="float" office:value="1554340850.63814" calcext:value-type="float">
            <text:p>1554340850.63814</text:p>
          </table:table-cell>
          <table:table-cell office:value-type="float" office:value="0.0318634510040283" calcext:value-type="float">
            <text:p>0.0318634510040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31375" calcext:value-type="float">
            <text:p>20.31375</text:p>
          </table:table-cell>
          <table:table-cell office:value-type="float" office:value="20.6259375" calcext:value-type="float">
            <text:p>20.6259375</text:p>
          </table:table-cell>
          <table:table-cell office:value-type="float" office:value="20.7646875" calcext:value-type="float">
            <text:p>20.7646875</text:p>
          </table:table-cell>
        </table:table-row>
        <table:table-row table:style-name="ro1">
          <table:table-cell/>
          <table:table-cell office:value-type="float" office:value="1554340850.6701" calcext:value-type="float">
            <text:p>1554340850.6701</text:p>
          </table:table-cell>
          <table:table-cell office:value-type="float" office:value="0.0319697856903076" calcext:value-type="float">
            <text:p>0.0319697856903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2096875" calcext:value-type="float">
            <text:p>20.2096875</text:p>
          </table:table-cell>
          <table:table-cell office:value-type="float" office:value="20.73" calcext:value-type="float">
            <text:p>20.73</text:p>
          </table:table-cell>
          <table:table-cell office:value-type="float" office:value="20.6953125" calcext:value-type="float">
            <text:p>20.6953125</text:p>
          </table:table-cell>
        </table:table-row>
        <table:table-row table:style-name="ro1">
          <table:table-cell/>
          <table:table-cell office:value-type="float" office:value="1554340850.70279" calcext:value-type="float">
            <text:p>1554340850.70279</text:p>
          </table:table-cell>
          <table:table-cell office:value-type="float" office:value="0.03269362449646" calcext:value-type="float">
            <text:p>0.032693624496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2790625" calcext:value-type="float">
            <text:p>20.2790625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0.7646875" calcext:value-type="float">
            <text:p>20.7646875</text:p>
          </table:table-cell>
        </table:table-row>
        <table:table-row table:style-name="ro1">
          <table:table-cell/>
          <table:table-cell office:value-type="float" office:value="1554340850.73512" calcext:value-type="float">
            <text:p>1554340850.73512</text:p>
          </table:table-cell>
          <table:table-cell office:value-type="float" office:value="0.0323441028594971" calcext:value-type="float">
            <text:p>0.0323441028594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0.4871875" calcext:value-type="float">
            <text:p>20.4871875</text:p>
          </table:table-cell>
        </table:table-row>
        <table:table-row table:style-name="ro1">
          <table:table-cell/>
          <table:table-cell office:value-type="float" office:value="1554340850.76746" calcext:value-type="float">
            <text:p>1554340850.76746</text:p>
          </table:table-cell>
          <table:table-cell office:value-type="float" office:value="0.032346248626709" calcext:value-type="float">
            <text:p>0.03234624862670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5565625" calcext:value-type="float">
            <text:p>20.5565625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0.4525" calcext:value-type="float">
            <text:p>20.4525</text:p>
          </table:table-cell>
        </table:table-row>
        <table:table-row table:style-name="ro1">
          <table:table-cell/>
          <table:table-cell office:value-type="float" office:value="1554340850.79927" calcext:value-type="float">
            <text:p>1554340850.79927</text:p>
          </table:table-cell>
          <table:table-cell office:value-type="float" office:value="0.0318119525909424" calcext:value-type="float">
            <text:p>0.0318119525909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0.73" calcext:value-type="float">
            <text:p>20.73</text:p>
          </table:table-cell>
          <table:table-cell office:value-type="float" office:value="20.2790625" calcext:value-type="float">
            <text:p>20.2790625</text:p>
          </table:table-cell>
        </table:table-row>
        <table:table-row table:style-name="ro1">
          <table:table-cell/>
          <table:table-cell office:value-type="float" office:value="1554340850.83115" calcext:value-type="float">
            <text:p>1554340850.83115</text:p>
          </table:table-cell>
          <table:table-cell office:value-type="float" office:value="0.0318963527679443" calcext:value-type="float">
            <text:p>0.0318963527679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73" calcext:value-type="float">
            <text:p>20.73</text:p>
          </table:table-cell>
          <table:table-cell office:value-type="float" office:value="20.5565625" calcext:value-type="float">
            <text:p>20.5565625</text:p>
          </table:table-cell>
          <table:table-cell office:value-type="float" office:value="20.244375" calcext:value-type="float">
            <text:p>20.244375</text:p>
          </table:table-cell>
        </table:table-row>
        <table:table-row table:style-name="ro1">
          <table:table-cell/>
          <table:table-cell office:value-type="float" office:value="1554340850.86322" calcext:value-type="float">
            <text:p>1554340850.86322</text:p>
          </table:table-cell>
          <table:table-cell office:value-type="float" office:value="0.032078742980957" calcext:value-type="float">
            <text:p>0.03207874298095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0.4525" calcext:value-type="float">
            <text:p>20.4525</text:p>
          </table:table-cell>
          <table:table-cell office:value-type="float" office:value="20.4178125" calcext:value-type="float">
            <text:p>20.4178125</text:p>
          </table:table-cell>
        </table:table-row>
        <table:table-row table:style-name="ro1">
          <table:table-cell/>
          <table:table-cell office:value-type="float" office:value="1554340850.89538" calcext:value-type="float">
            <text:p>1554340850.89538</text:p>
          </table:table-cell>
          <table:table-cell office:value-type="float" office:value="0.0321671962738037" calcext:value-type="float">
            <text:p>0.0321671962738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0.31375" calcext:value-type="float">
            <text:p>20.31375</text:p>
          </table:table-cell>
          <table:table-cell office:value-type="float" office:value="20.6259375" calcext:value-type="float">
            <text:p>20.6259375</text:p>
          </table:table-cell>
        </table:table-row>
        <table:table-row table:style-name="ro1">
          <table:table-cell/>
          <table:table-cell office:value-type="float" office:value="1554340850.92791" calcext:value-type="float">
            <text:p>1554340850.92791</text:p>
          </table:table-cell>
          <table:table-cell office:value-type="float" office:value="0.0325355529785156" calcext:value-type="float">
            <text:p>0.0325355529785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0.383125" calcext:value-type="float">
            <text:p>20.383125</text:p>
          </table:table-cell>
          <table:table-cell office:value-type="float" office:value="20.521875" calcext:value-type="float">
            <text:p>20.521875</text:p>
          </table:table-cell>
        </table:table-row>
        <table:table-row table:style-name="ro1">
          <table:table-cell/>
          <table:table-cell office:value-type="float" office:value="1554340850.96028" calcext:value-type="float">
            <text:p>1554340850.96028</text:p>
          </table:table-cell>
          <table:table-cell office:value-type="float" office:value="0.0323784351348877" calcext:value-type="float">
            <text:p>0.0323784351348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5565625" calcext:value-type="float">
            <text:p>20.5565625</text:p>
          </table:table-cell>
          <table:table-cell office:value-type="float" office:value="20.2790625" calcext:value-type="float">
            <text:p>20.2790625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/>
          <table:table-cell office:value-type="float" office:value="1554340850.99245" calcext:value-type="float">
            <text:p>1554340850.99245</text:p>
          </table:table-cell>
          <table:table-cell office:value-type="float" office:value="0.0321774482727051" calcext:value-type="float">
            <text:p>0.0321774482727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73" calcext:value-type="float">
            <text:p>20.73</text:p>
          </table:table-cell>
          <table:table-cell office:value-type="float" office:value="20.1403125" calcext:value-type="float">
            <text:p>20.1403125</text:p>
          </table:table-cell>
          <table:table-cell office:value-type="float" office:value="20.799375" calcext:value-type="float">
            <text:p>20.799375</text:p>
          </table:table-cell>
        </table:table-row>
        <table:table-row table:style-name="ro1">
          <table:table-cell/>
          <table:table-cell office:value-type="float" office:value="1554340851.02437" calcext:value-type="float">
            <text:p>1554340851.02437</text:p>
          </table:table-cell>
          <table:table-cell office:value-type="float" office:value="0.0319278240203857" calcext:value-type="float">
            <text:p>0.0319278240203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521875" calcext:value-type="float">
            <text:p>20.521875</text:p>
          </table:table-cell>
          <table:table-cell office:value-type="float" office:value="20.383125" calcext:value-type="float">
            <text:p>20.383125</text:p>
          </table:table-cell>
          <table:table-cell office:value-type="float" office:value="20.8340625" calcext:value-type="float">
            <text:p>20.8340625</text:p>
          </table:table-cell>
        </table:table-row>
        <table:table-row table:style-name="ro1">
          <table:table-cell/>
          <table:table-cell office:value-type="float" office:value="1554340851.05643" calcext:value-type="float">
            <text:p>1554340851.05643</text:p>
          </table:table-cell>
          <table:table-cell office:value-type="float" office:value="0.032069206237793" calcext:value-type="float">
            <text:p>0.0320692062377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521875" calcext:value-type="float">
            <text:p>20.521875</text:p>
          </table:table-cell>
          <table:table-cell office:value-type="float" office:value="20.383125" calcext:value-type="float">
            <text:p>20.383125</text:p>
          </table:table-cell>
          <table:table-cell office:value-type="float" office:value="20.938125" calcext:value-type="float">
            <text:p>20.938125</text:p>
          </table:table-cell>
        </table:table-row>
        <table:table-row table:style-name="ro1">
          <table:table-cell/>
          <table:table-cell office:value-type="float" office:value="1554340851.08854" calcext:value-type="float">
            <text:p>1554340851.08854</text:p>
          </table:table-cell>
          <table:table-cell office:value-type="float" office:value="0.0321125984191895" calcext:value-type="float">
            <text:p>0.032112598419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0.4178125" calcext:value-type="float">
            <text:p>20.4178125</text:p>
          </table:table-cell>
          <table:table-cell office:value-type="float" office:value="20.7646875" calcext:value-type="float">
            <text:p>20.7646875</text:p>
          </table:table-cell>
        </table:table-row>
        <table:table-row table:style-name="ro1">
          <table:table-cell/>
          <table:table-cell office:value-type="float" office:value="1554340851.12134" calcext:value-type="float">
            <text:p>1554340851.12134</text:p>
          </table:table-cell>
          <table:table-cell office:value-type="float" office:value="0.0328106880187988" calcext:value-type="float">
            <text:p>0.03281068801879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0.383125" calcext:value-type="float">
            <text:p>20.383125</text:p>
          </table:table-cell>
          <table:table-cell office:value-type="float" office:value="20.86875" calcext:value-type="float">
            <text:p>20.86875</text:p>
          </table:table-cell>
        </table:table-row>
        <table:table-row table:style-name="ro1">
          <table:table-cell/>
          <table:table-cell office:value-type="float" office:value="1554340851.15302" calcext:value-type="float">
            <text:p>1554340851.15302</text:p>
          </table:table-cell>
          <table:table-cell office:value-type="float" office:value="0.0316929817199707" calcext:value-type="float">
            <text:p>0.0316929817199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4178125" calcext:value-type="float">
            <text:p>20.4178125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0.383125" calcext:value-type="float">
            <text:p>20.383125</text:p>
          </table:table-cell>
        </table:table-row>
        <table:table-row table:style-name="ro1">
          <table:table-cell/>
          <table:table-cell office:value-type="float" office:value="1554340851.18215" calcext:value-type="float">
            <text:p>1554340851.18215</text:p>
          </table:table-cell>
          <table:table-cell office:value-type="float" office:value="0.0291285514831543" calcext:value-type="float">
            <text:p>0.0291285514831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0.383125" calcext:value-type="float">
            <text:p>20.383125</text:p>
          </table:table-cell>
        </table:table-row>
        <table:table-row table:style-name="ro1">
          <table:table-cell/>
          <table:table-cell office:value-type="float" office:value="1554340851.2119" calcext:value-type="float">
            <text:p>1554340851.2119</text:p>
          </table:table-cell>
          <table:table-cell office:value-type="float" office:value="0.0297548770904541" calcext:value-type="float">
            <text:p>0.0297548770904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0.244375" calcext:value-type="float">
            <text:p>20.244375</text:p>
          </table:table-cell>
          <table:table-cell office:value-type="float" office:value="21.0075" calcext:value-type="float">
            <text:p>21.0075</text:p>
          </table:table-cell>
        </table:table-row>
        <table:table-row table:style-name="ro1">
          <table:table-cell/>
          <table:table-cell office:value-type="float" office:value="1554340851.24079" calcext:value-type="float">
            <text:p>1554340851.24079</text:p>
          </table:table-cell>
          <table:table-cell office:value-type="float" office:value="0.0289041996002197" calcext:value-type="float">
            <text:p>0.0289041996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049937925987" calcext:value-type="float">
            <text:p>0.013049937925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489337414063" calcext:value-type="float">
            <text:p>0.451489337414063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1.2503125" calcext:value-type="float">
            <text:p>21.2503125</text:p>
          </table:table-cell>
        </table:table-row>
        <table:table-row table:style-name="ro1">
          <table:table-cell/>
          <table:table-cell office:value-type="float" office:value="1554340851.27058" calcext:value-type="float">
            <text:p>1554340851.27058</text:p>
          </table:table-cell>
          <table:table-cell office:value-type="float" office:value="0.0297880172729492" calcext:value-type="float">
            <text:p>0.029788017272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52041219662" calcext:value-type="float">
            <text:p>0.04052041219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2198816353554" calcext:value-type="float">
            <text:p>0.922198816353554</text:p>
          </table:table-cell>
          <table:table-cell office:value-type="float" office:value="20.5565625" calcext:value-type="float">
            <text:p>20.5565625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0.660625" calcext:value-type="float">
            <text:p>20.660625</text:p>
          </table:table-cell>
        </table:table-row>
        <table:table-row table:style-name="ro1">
          <table:table-cell/>
          <table:table-cell office:value-type="float" office:value="1554340851.32796" calcext:value-type="float">
            <text:p>1554340851.32796</text:p>
          </table:table-cell>
          <table:table-cell office:value-type="float" office:value="0.0573830604553223" calcext:value-type="float">
            <text:p>0.057383060455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6377940745974" calcext:value-type="float">
            <text:p>0.146377940745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4475222669194" calcext:value-type="float">
            <text:p>1.84475222669194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0.6259375" calcext:value-type="float">
            <text:p>20.6259375</text:p>
          </table:table-cell>
        </table:table-row>
        <table:table-row table:style-name="ro1">
          <table:table-cell/>
          <table:table-cell office:value-type="float" office:value="1554340851.37774" calcext:value-type="float">
            <text:p>1554340851.37774</text:p>
          </table:table-cell>
          <table:table-cell office:value-type="float" office:value="0.0497944355010986" calcext:value-type="float">
            <text:p>0.049794435501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8957140374865" calcext:value-type="float">
            <text:p>0.278957140374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6253042723952" calcext:value-type="float">
            <text:p>2.66253042723952</text:p>
          </table:table-cell>
          <table:table-cell office:value-type="float" office:value="20.59125" calcext:value-type="float">
            <text:p>20.59125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0.4525" calcext:value-type="float">
            <text:p>20.4525</text:p>
          </table:table-cell>
        </table:table-row>
        <table:table-row table:style-name="ro1">
          <table:table-cell/>
          <table:table-cell office:value-type="float" office:value="1554340851.41388" calcext:value-type="float">
            <text:p>1554340851.41388</text:p>
          </table:table-cell>
          <table:table-cell office:value-type="float" office:value="0.0361359119415283" calcext:value-type="float">
            <text:p>0.036135911941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6986375019308" calcext:value-type="float">
            <text:p>0.396986375019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6625864141542" calcext:value-type="float">
            <text:p>3.26625864141542</text:p>
          </table:table-cell>
          <table:table-cell office:value-type="float" office:value="20.73" calcext:value-type="float">
            <text:p>20.73</text:p>
          </table:table-cell>
          <table:table-cell office:value-type="float" office:value="20.6259375" calcext:value-type="float">
            <text:p>20.6259375</text:p>
          </table:table-cell>
          <table:table-cell office:value-type="float" office:value="21.2503125" calcext:value-type="float">
            <text:p>21.2503125</text:p>
          </table:table-cell>
        </table:table-row>
        <table:table-row table:style-name="ro1">
          <table:table-cell/>
          <table:table-cell office:value-type="float" office:value="1554340851.47125" calcext:value-type="float">
            <text:p>1554340851.47125</text:p>
          </table:table-cell>
          <table:table-cell office:value-type="float" office:value="0.0573883056640625" calcext:value-type="float">
            <text:p>0.057388305664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049814599312" calcext:value-type="float">
            <text:p>0.64049814599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4322983848437" calcext:value-type="float">
            <text:p>4.24322983848437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20.4525" calcext:value-type="float">
            <text:p>20.4525</text:p>
          </table:table-cell>
        </table:table-row>
        <table:table-row table:style-name="ro1">
          <table:table-cell/>
          <table:table-cell office:value-type="float" office:value="1554340851.50877" calcext:value-type="float">
            <text:p>1554340851.50877</text:p>
          </table:table-cell>
          <table:table-cell office:value-type="float" office:value="0.0375192165374756" calcext:value-type="float">
            <text:p>0.037519216537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127807025388" calcext:value-type="float">
            <text:p>0.824127807025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9428292962492" calcext:value-type="float">
            <text:p>4.89428292962492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5565625" calcext:value-type="float">
            <text:p>20.5565625</text:p>
          </table:table-cell>
        </table:table-row>
        <table:table-row table:style-name="ro1">
          <table:table-cell/>
          <table:table-cell office:value-type="float" office:value="1554340851.54512" calcext:value-type="float">
            <text:p>1554340851.54512</text:p>
          </table:table-cell>
          <table:table-cell office:value-type="float" office:value="0.0363526344299316" calcext:value-type="float">
            <text:p>0.036352634429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532525321274" calcext:value-type="float">
            <text:p>1.02532525321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346042822605" calcext:value-type="float">
            <text:p>5.5346042822605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0.799375" calcext:value-type="float">
            <text:p>20.799375</text:p>
          </table:table-cell>
        </table:table-row>
        <table:table-row table:style-name="ro1">
          <table:table-cell/>
          <table:table-cell office:value-type="float" office:value="1554340851.59226" calcext:value-type="float">
            <text:p>1554340851.59226</text:p>
          </table:table-cell>
          <table:table-cell office:value-type="float" office:value="0.0471458435058594" calcext:value-type="float">
            <text:p>0.047145843505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445385377864" calcext:value-type="float">
            <text:p>1.26445385377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7210355746802" calcext:value-type="float">
            <text:p>5.07210355746802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0.31375" calcext:value-type="float">
            <text:p>20.31375</text:p>
          </table:table-cell>
          <table:table-cell office:value-type="float" office:value="20.8340625" calcext:value-type="float">
            <text:p>20.8340625</text:p>
          </table:table-cell>
        </table:table-row>
        <table:table-row table:style-name="ro1">
          <table:table-cell/>
          <table:table-cell office:value-type="float" office:value="1554340851.6312" calcext:value-type="float">
            <text:p>1554340851.6312</text:p>
          </table:table-cell>
          <table:table-cell office:value-type="float" office:value="0.0389406681060791" calcext:value-type="float">
            <text:p>0.038940668106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708931005437" calcext:value-type="float">
            <text:p>1.44708931005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9009560334738" calcext:value-type="float">
            <text:p>4.69009560334738</text:p>
          </table:table-cell>
          <table:table-cell office:value-type="float" office:value="20.73" calcext:value-type="float">
            <text:p>20.73</text:p>
          </table:table-cell>
          <table:table-cell office:value-type="float" office:value="20.521875" calcext:value-type="float">
            <text:p>20.521875</text:p>
          </table:table-cell>
          <table:table-cell office:value-type="float" office:value="21.354375" calcext:value-type="float">
            <text:p>21.354375</text:p>
          </table:table-cell>
        </table:table-row>
        <table:table-row table:style-name="ro1">
          <table:table-cell/>
          <table:table-cell office:value-type="float" office:value="1554340851.68494" calcext:value-type="float">
            <text:p>1554340851.68494</text:p>
          </table:table-cell>
          <table:table-cell office:value-type="float" office:value="0.0537476539611816" calcext:value-type="float">
            <text:p>0.053747653961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083171648284" calcext:value-type="float">
            <text:p>1.67083171648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6283111798819" calcext:value-type="float">
            <text:p>4.16283111798819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0.4178125" calcext:value-type="float">
            <text:p>20.4178125</text:p>
          </table:table-cell>
        </table:table-row>
        <table:table-row table:style-name="ro1">
          <table:table-cell/>
          <table:table-cell office:value-type="float" office:value="1554340851.72493" calcext:value-type="float">
            <text:p>1554340851.72493</text:p>
          </table:table-cell>
          <table:table-cell office:value-type="float" office:value="0.0399980545043945" calcext:value-type="float">
            <text:p>0.039998054504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2164238922054" calcext:value-type="float">
            <text:p>1.82164238922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7045020330008" calcext:value-type="float">
            <text:p>3.77045020330008</text:p>
          </table:table-cell>
          <table:table-cell office:value-type="float" office:value="21.285" calcext:value-type="float">
            <text:p>21.285</text:p>
          </table:table-cell>
          <table:table-cell office:value-type="float" office:value="20.59125" calcext:value-type="float">
            <text:p>20.59125</text:p>
          </table:table-cell>
          <table:table-cell office:value-type="float" office:value="20.2790625" calcext:value-type="float">
            <text:p>20.2790625</text:p>
          </table:table-cell>
        </table:table-row>
        <table:table-row table:style-name="ro1">
          <table:table-cell/>
          <table:table-cell office:value-type="float" office:value="1554340851.77776" calcext:value-type="float">
            <text:p>1554340851.77776</text:p>
          </table:table-cell>
          <table:table-cell office:value-type="float" office:value="0.0528383255004883" calcext:value-type="float">
            <text:p>0.052838325500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347823677086" calcext:value-type="float">
            <text:p>1.99347823677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5210623014029" calcext:value-type="float">
            <text:p>3.25210623014029</text:p>
          </table:table-cell>
          <table:table-cell office:value-type="float" office:value="20.73" calcext:value-type="float">
            <text:p>20.73</text:p>
          </table:table-cell>
          <table:table-cell office:value-type="float" office:value="20.7646875" calcext:value-type="float">
            <text:p>20.7646875</text:p>
          </table:table-cell>
          <table:table-cell office:value-type="float" office:value="20.6259375" calcext:value-type="float">
            <text:p>20.6259375</text:p>
          </table:table-cell>
        </table:table-row>
        <table:table-row table:style-name="ro1">
          <table:table-cell/>
          <table:table-cell office:value-type="float" office:value="1554340851.81831" calcext:value-type="float">
            <text:p>1554340851.81831</text:p>
          </table:table-cell>
          <table:table-cell office:value-type="float" office:value="0.040550708770752" calcext:value-type="float">
            <text:p>0.040550708770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922227797927" calcext:value-type="float">
            <text:p>2.10922227797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5430377709922" calcext:value-type="float">
            <text:p>2.85430377709922</text:p>
          </table:table-cell>
          <table:table-cell office:value-type="float" office:value="20.31375" calcext:value-type="float">
            <text:p>20.31375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1.215625" calcext:value-type="float">
            <text:p>21.215625</text:p>
          </table:table-cell>
        </table:table-row>
        <table:table-row table:style-name="ro1">
          <table:table-cell/>
          <table:table-cell office:value-type="float" office:value="1554340851.85704" calcext:value-type="float">
            <text:p>1554340851.85704</text:p>
          </table:table-cell>
          <table:table-cell office:value-type="float" office:value="0.0387353897094727" calcext:value-type="float">
            <text:p>0.038735389709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506562475401" calcext:value-type="float">
            <text:p>2.20506562475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7430960404929" calcext:value-type="float">
            <text:p>2.47430960404929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20.31375" calcext:value-type="float">
            <text:p>20.31375</text:p>
          </table:table-cell>
          <table:table-cell office:value-type="float" office:value="20.938125" calcext:value-type="float">
            <text:p>20.938125</text:p>
          </table:table-cell>
        </table:table-row>
        <table:table-row table:style-name="ro1">
          <table:table-cell/>
          <table:table-cell office:value-type="float" office:value="1554340851.89181" calcext:value-type="float">
            <text:p>1554340851.89181</text:p>
          </table:table-cell>
          <table:table-cell office:value-type="float" office:value="0.0347774028778076" calcext:value-type="float">
            <text:p>0.034777402877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925080806188" calcext:value-type="float">
            <text:p>2.27925080806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3143281818" calcext:value-type="float">
            <text:p>2.133143281818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0.59125" calcext:value-type="float">
            <text:p>20.59125</text:p>
          </table:table-cell>
          <table:table-cell office:value-type="float" office:value="20.7646875" calcext:value-type="float">
            <text:p>20.7646875</text:p>
          </table:table-cell>
        </table:table-row>
        <table:table-row table:style-name="ro1">
          <table:table-cell/>
          <table:table-cell office:value-type="float" office:value="1554340851.94381" calcext:value-type="float">
            <text:p>1554340851.94381</text:p>
          </table:table-cell>
          <table:table-cell office:value-type="float" office:value="0.0519990921020508" calcext:value-type="float">
            <text:p>0.051999092102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364700830572" calcext:value-type="float">
            <text:p>2.36364700830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2303218829688" calcext:value-type="float">
            <text:p>1.62303218829688</text:p>
          </table:table-cell>
          <table:table-cell office:value-type="float" office:value="20.73" calcext:value-type="float">
            <text:p>20.73</text:p>
          </table:table-cell>
          <table:table-cell office:value-type="float" office:value="20.5565625" calcext:value-type="float">
            <text:p>20.5565625</text:p>
          </table:table-cell>
          <table:table-cell office:value-type="float" office:value="20.7646875" calcext:value-type="float">
            <text:p>20.7646875</text:p>
          </table:table-cell>
        </table:table-row>
        <table:table-row table:style-name="ro1">
          <table:table-cell/>
          <table:table-cell office:value-type="float" office:value="1554340852.00221" calcext:value-type="float">
            <text:p>1554340852.00221</text:p>
          </table:table-cell>
          <table:table-cell office:value-type="float" office:value="0.0584018230438232" calcext:value-type="float">
            <text:p>0.058401823043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497536447026" calcext:value-type="float">
            <text:p>2.42497536447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011030423697" calcext:value-type="float">
            <text:p>1.05011030423697</text:p>
          </table:table-cell>
          <table:table-cell office:value-type="float" office:value="20.03625" calcext:value-type="float">
            <text:p>20.03625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1.1809375" calcext:value-type="float">
            <text:p>21.1809375</text:p>
          </table:table-cell>
        </table:table-row>
        <table:table-row table:style-name="ro1">
          <table:table-cell/>
          <table:table-cell office:value-type="float" office:value="1554340852.05194" calcext:value-type="float">
            <text:p>1554340852.05194</text:p>
          </table:table-cell>
          <table:table-cell office:value-type="float" office:value="0.0497453212738037" calcext:value-type="float">
            <text:p>0.049745321273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5293764246897" calcext:value-type="float">
            <text:p>2.45293764246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2108702540957" calcext:value-type="float">
            <text:p>0.562108702540957</text:p>
          </table:table-cell>
          <table:table-cell office:value-type="float" office:value="20.6259375" calcext:value-type="float">
            <text:p>20.6259375</text:p>
          </table:table-cell>
          <table:table-cell office:value-type="float" office:value="21.285" calcext:value-type="float">
            <text:p>21.285</text:p>
          </table:table-cell>
          <table:table-cell office:value-type="float" office:value="20.5565625" calcext:value-type="float">
            <text:p>20.5565625</text:p>
          </table:table-cell>
        </table:table-row>
        <table:table-row table:style-name="ro1">
          <table:table-cell/>
          <table:table-cell office:value-type="float" office:value="1554340852.09275" calcext:value-type="float">
            <text:p>1554340852.09275</text:p>
          </table:table-cell>
          <table:table-cell office:value-type="float" office:value="0.040808916091919" calcext:value-type="float">
            <text:p>0.040808916091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5953943286972" calcext:value-type="float">
            <text:p>2.45953943286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1773235679232" calcext:value-type="float">
            <text:p>0.161773235679232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0.5565625" calcext:value-type="float">
            <text:p>20.5565625</text:p>
          </table:table-cell>
          <table:table-cell office:value-type="float" office:value="20.2790625" calcext:value-type="float">
            <text:p>20.2790625</text:p>
          </table:table-cell>
        </table:table-row>
        <table:table-row table:style-name="ro1">
          <table:table-cell/>
          <table:table-cell office:value-type="float" office:value="1554340852.13778" calcext:value-type="float">
            <text:p>1554340852.13778</text:p>
          </table:table-cell>
          <table:table-cell office:value-type="float" office:value="0.0450413227081299" calcext:value-type="float">
            <text:p>0.04504132270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692416281325" calcext:value-type="float">
            <text:p>2.44692416281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80082140087522" calcext:value-type="float">
            <text:p>-0.280082140087522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0.59125" calcext:value-type="float">
            <text:p>20.59125</text:p>
          </table:table-cell>
        </table:table-row>
        <table:table-row table:style-name="ro1">
          <table:table-cell/>
          <table:table-cell office:value-type="float" office:value="1554340852.18256" calcext:value-type="float">
            <text:p>1554340852.18256</text:p>
          </table:table-cell>
          <table:table-cell office:value-type="float" office:value="0.0447816848754883" calcext:value-type="float">
            <text:p>0.044781684875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1470864554078" calcext:value-type="float">
            <text:p>2.41470864554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19390468716062" calcext:value-type="float">
            <text:p>-0.719390468716062</text:p>
          </table:table-cell>
          <table:table-cell office:value-type="float" office:value="20.73" calcext:value-type="float">
            <text:p>20.73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1.14625" calcext:value-type="float">
            <text:p>21.14625</text:p>
          </table:table-cell>
        </table:table-row>
        <table:table-row table:style-name="ro1">
          <table:table-cell/>
          <table:table-cell office:value-type="float" office:value="1554340852.22782" calcext:value-type="float">
            <text:p>1554340852.22782</text:p>
          </table:table-cell>
          <table:table-cell office:value-type="float" office:value="0.0452556610107422" calcext:value-type="float">
            <text:p>0.045255661010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206054004118" calcext:value-type="float">
            <text:p>2.36206054004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6334850323144" calcext:value-type="float">
            <text:p>-1.16334850323144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1.3196875" calcext:value-type="float">
            <text:p>21.3196875</text:p>
          </table:table-cell>
          <table:table-cell office:value-type="float" office:value="20.4871875" calcext:value-type="float">
            <text:p>20.4871875</text:p>
          </table:table-cell>
        </table:table-row>
        <table:table-row table:style-name="ro1">
          <table:table-cell/>
          <table:table-cell office:value-type="float" office:value="1554340852.27734" calcext:value-type="float">
            <text:p>1554340852.27734</text:p>
          </table:table-cell>
          <table:table-cell office:value-type="float" office:value="0.0495250225067139" calcext:value-type="float">
            <text:p>0.049525022506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4841067229377" calcext:value-type="float">
            <text:p>2.34841067229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75615578883528" calcext:value-type="float">
            <text:p>-0.275615578883528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0.521875" calcext:value-type="float">
            <text:p>20.521875</text:p>
          </table:table-cell>
        </table:table-row>
        <table:table-row table:style-name="ro1">
          <table:table-cell/>
          <table:table-cell office:value-type="float" office:value="1554340852.31704" calcext:value-type="float">
            <text:p>1554340852.31704</text:p>
          </table:table-cell>
          <table:table-cell office:value-type="float" office:value="0.0397055149078369" calcext:value-type="float">
            <text:p>0.039705514907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220014749803" calcext:value-type="float">
            <text:p>2.3220014749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65126680129408" calcext:value-type="float">
            <text:p>-0.665126680129408</text:p>
          </table:table-cell>
          <table:table-cell office:value-type="float" office:value="20.521875" calcext:value-type="float">
            <text:p>20.521875</text:p>
          </table:table-cell>
          <table:table-cell office:value-type="float" office:value="20.73" calcext:value-type="float">
            <text:p>20.73</text:p>
          </table:table-cell>
          <table:table-cell office:value-type="float" office:value="20.938125" calcext:value-type="float">
            <text:p>20.938125</text:p>
          </table:table-cell>
        </table:table-row>
        <table:table-row table:style-name="ro1">
          <table:table-cell/>
          <table:table-cell office:value-type="float" office:value="1554340852.34862" calcext:value-type="float">
            <text:p>1554340852.34862</text:p>
          </table:table-cell>
          <table:table-cell office:value-type="float" office:value="0.0315821170806885" calcext:value-type="float">
            <text:p>0.031582117080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121057682464" calcext:value-type="float">
            <text:p>2.29121057682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4947248690962" calcext:value-type="float">
            <text:p>-0.974947248690962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0.6259375" calcext:value-type="float">
            <text:p>20.6259375</text:p>
          </table:table-cell>
        </table:table-row>
        <table:table-row table:style-name="ro1">
          <table:table-cell/>
          <table:table-cell office:value-type="float" office:value="1554340852.38663" calcext:value-type="float">
            <text:p>1554340852.38663</text:p>
          </table:table-cell>
          <table:table-cell office:value-type="float" office:value="0.0380089282989502" calcext:value-type="float">
            <text:p>0.03800892829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051735436421" calcext:value-type="float">
            <text:p>2.28051735436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81334490052752" calcext:value-type="float">
            <text:p>-0.281334490052752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0.59125" calcext:value-type="float">
            <text:p>20.59125</text:p>
          </table:table-cell>
          <table:table-cell office:value-type="float" office:value="21.14625" calcext:value-type="float">
            <text:p>21.14625</text:p>
          </table:table-cell>
        </table:table-row>
        <table:table-row table:style-name="ro1">
          <table:table-cell/>
          <table:table-cell office:value-type="float" office:value="1554340852.41833" calcext:value-type="float">
            <text:p>1554340852.41833</text:p>
          </table:table-cell>
          <table:table-cell office:value-type="float" office:value="0.0317113399505615" calcext:value-type="float">
            <text:p>0.031711339950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17308356212" calcext:value-type="float">
            <text:p>2.2617308356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9242273496776" calcext:value-type="float">
            <text:p>-0.59242273496776</text:p>
          </table:table-cell>
          <table:table-cell table:number-columns-repeated="2" office:value-type="float" office:value="20.73" calcext:value-type="float">
            <text:p>20.73</text:p>
          </table:table-cell>
          <table:table-cell office:value-type="float" office:value="20.59125" calcext:value-type="float">
            <text:p>20.59125</text:p>
          </table:table-cell>
        </table:table-row>
        <table:table-row table:style-name="ro1">
          <table:table-cell/>
          <table:table-cell office:value-type="float" office:value="1554340852.46045" calcext:value-type="float">
            <text:p>1554340852.46045</text:p>
          </table:table-cell>
          <table:table-cell office:value-type="float" office:value="0.0421209335327149" calcext:value-type="float">
            <text:p>0.042120933532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93727994396" calcext:value-type="float">
            <text:p>2.2193727994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0562909292369" calcext:value-type="float">
            <text:p>-1.00562909292369</text:p>
          </table:table-cell>
          <table:table-cell office:value-type="float" office:value="21.3890625" calcext:value-type="float">
            <text:p>21.3890625</text:p>
          </table:table-cell>
          <table:table-cell office:value-type="float" office:value="20.4525" calcext:value-type="float">
            <text:p>20.4525</text:p>
          </table:table-cell>
          <table:table-cell office:value-type="float" office:value="21.3196875" calcext:value-type="float">
            <text:p>21.3196875</text:p>
          </table:table-cell>
        </table:table-row>
        <table:table-row table:style-name="ro1">
          <table:table-cell/>
          <table:table-cell office:value-type="float" office:value="1554340852.49108" calcext:value-type="float">
            <text:p>1554340852.49108</text:p>
          </table:table-cell>
          <table:table-cell office:value-type="float" office:value="0.0306274890899658" calcext:value-type="float">
            <text:p>0.030627489089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59341235372" calcext:value-type="float">
            <text:p>2.2059341235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38778244697912" calcext:value-type="float">
            <text:p>-0.438778244697912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0.59125" calcext:value-type="float">
            <text:p>20.59125</text:p>
          </table:table-cell>
          <table:table-cell office:value-type="float" office:value="21.1809375" calcext:value-type="float">
            <text:p>21.1809375</text:p>
          </table:table-cell>
        </table:table-row>
        <table:table-row table:style-name="ro1">
          <table:table-cell/>
          <table:table-cell office:value-type="float" office:value="1554340852.52536" calcext:value-type="float">
            <text:p>1554340852.52536</text:p>
          </table:table-cell>
          <table:table-cell office:value-type="float" office:value="0.0342874526977539" calcext:value-type="float">
            <text:p>0.034287452697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935661069068" calcext:value-type="float">
            <text:p>2.17935661069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75138155662878" calcext:value-type="float">
            <text:p>-0.775138155662878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0.6259375" calcext:value-type="float">
            <text:p>20.6259375</text:p>
          </table:table-cell>
        </table:table-row>
        <table:table-row table:style-name="ro1">
          <table:table-cell/>
          <table:table-cell office:value-type="float" office:value="1554340852.56685" calcext:value-type="float">
            <text:p>1554340852.56685</text:p>
          </table:table-cell>
          <table:table-cell office:value-type="float" office:value="0.0414879322052002" calcext:value-type="float">
            <text:p>0.0414879322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953263021407" calcext:value-type="float">
            <text:p>2.17953263021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24266802492523" calcext:value-type="float">
            <text:p>0.004242668024925</text:p>
          </table:table-cell>
          <table:table-cell office:value-type="float" office:value="20.383125" calcext:value-type="float">
            <text:p>20.383125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1.0421875" calcext:value-type="float">
            <text:p>21.0421875</text:p>
          </table:table-cell>
        </table:table-row>
        <table:table-row table:style-name="ro1">
          <table:table-cell/>
          <table:table-cell office:value-type="float" office:value="1554340852.60586" calcext:value-type="float">
            <text:p>1554340852.60586</text:p>
          </table:table-cell>
          <table:table-cell office:value-type="float" office:value="0.0390205383300781" calcext:value-type="float">
            <text:p>0.039020538330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476145174687" calcext:value-type="float">
            <text:p>2.16476145174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78548812993141" calcext:value-type="float">
            <text:p>-0.378548812993141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0.5565625" calcext:value-type="float">
            <text:p>20.5565625</text:p>
          </table:table-cell>
          <table:table-cell office:value-type="float" office:value="20.7646875" calcext:value-type="float">
            <text:p>20.7646875</text:p>
          </table:table-cell>
        </table:table-row>
        <table:table-row table:style-name="ro1">
          <table:table-cell/>
          <table:table-cell office:value-type="float" office:value="1554340852.64077" calcext:value-type="float">
            <text:p>1554340852.64077</text:p>
          </table:table-cell>
          <table:table-cell office:value-type="float" office:value="0.0349099636077881" calcext:value-type="float">
            <text:p>0.034909963607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4806300332" calcext:value-type="float">
            <text:p>2.174806300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773586526707" calcext:value-type="float">
            <text:p>0.28773586526707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0.73" calcext:value-type="float">
            <text:p>20.73</text:p>
          </table:table-cell>
          <table:table-cell office:value-type="float" office:value="21.215625" calcext:value-type="float">
            <text:p>21.215625</text:p>
          </table:table-cell>
        </table:table-row>
        <table:table-row table:style-name="ro1">
          <table:table-cell/>
          <table:table-cell office:value-type="float" office:value="1554340852.67141" calcext:value-type="float">
            <text:p>1554340852.67141</text:p>
          </table:table-cell>
          <table:table-cell office:value-type="float" office:value="0.0306453704833984" calcext:value-type="float">
            <text:p>0.030645370483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441112156291" calcext:value-type="float">
            <text:p>2.17441112156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8952191750687" calcext:value-type="float">
            <text:p>-0.012895219175069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938125" calcext:value-type="float">
            <text:p>20.938125</text:p>
          </table:table-cell>
        </table:table-row>
        <table:table-row table:style-name="ro1">
          <table:table-cell/>
          <table:table-cell office:value-type="float" office:value="1554340852.70137" calcext:value-type="float">
            <text:p>1554340852.70137</text:p>
          </table:table-cell>
          <table:table-cell office:value-type="float" office:value="0.0299632549285889" calcext:value-type="float">
            <text:p>0.029963254928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521735372698" calcext:value-type="float">
            <text:p>2.16521735372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06834750024525" calcext:value-type="float">
            <text:p>-0.306834750024525</text:p>
          </table:table-cell>
          <table:table-cell office:value-type="float" office:value="20.4525" calcext:value-type="float">
            <text:p>20.4525</text:p>
          </table:table-cell>
          <table:table-cell table:number-columns-repeated="2" office:value-type="float" office:value="20.6953125" calcext:value-type="float">
            <text:p>20.6953125</text:p>
          </table:table-cell>
        </table:table-row>
        <table:table-row table:style-name="ro1">
          <table:table-cell/>
          <table:table-cell office:value-type="float" office:value="1554340852.73962" calcext:value-type="float">
            <text:p>1554340852.73962</text:p>
          </table:table-cell>
          <table:table-cell office:value-type="float" office:value="0.0382504463195801" calcext:value-type="float">
            <text:p>0.03825044631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9127809518" calcext:value-type="float">
            <text:p>2.139127809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82071628419606" calcext:value-type="float">
            <text:p>-0.682071628419606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0.6259375" calcext:value-type="float">
            <text:p>20.6259375</text:p>
          </table:table-cell>
          <table:table-cell office:value-type="float" office:value="20.799375" calcext:value-type="float">
            <text:p>20.799375</text:p>
          </table:table-cell>
        </table:table-row>
        <table:table-row table:style-name="ro1">
          <table:table-cell/>
          <table:table-cell office:value-type="float" office:value="1554340852.77274" calcext:value-type="float">
            <text:p>1554340852.77274</text:p>
          </table:table-cell>
          <table:table-cell office:value-type="float" office:value="0.0331265926361084" calcext:value-type="float">
            <text:p>0.033126592636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77765060298" calcext:value-type="float">
            <text:p>2.1377765060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07921063009981" calcext:value-type="float">
            <text:p>-0.040792106300998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1.42375" calcext:value-type="float">
            <text:p>21.42375</text:p>
          </table:table-cell>
          <table:table-cell office:value-type="float" office:value="20.1403125" calcext:value-type="float">
            <text:p>20.1403125</text:p>
          </table:table-cell>
        </table:table-row>
        <table:table-row table:style-name="ro1">
          <table:table-cell/>
          <table:table-cell office:value-type="float" office:value="1554340852.81595" calcext:value-type="float">
            <text:p>1554340852.81595</text:p>
          </table:table-cell>
          <table:table-cell office:value-type="float" office:value="0.0432167053222656" calcext:value-type="float">
            <text:p>0.043216705322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76916292908" calcext:value-type="float">
            <text:p>2.1176916292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64747985512424" calcext:value-type="float">
            <text:p>-0.464747985512424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/>
          <table:table-cell office:value-type="float" office:value="1554340852.84897" calcext:value-type="float">
            <text:p>1554340852.84897</text:p>
          </table:table-cell>
          <table:table-cell office:value-type="float" office:value="0.0330269336700439" calcext:value-type="float">
            <text:p>0.033026933670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375282970752" calcext:value-type="float">
            <text:p>2.12375282970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352295363761" calcext:value-type="float">
            <text:p>0.18352295363761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0.660625" calcext:value-type="float">
            <text:p>20.660625</text:p>
          </table:table-cell>
        </table:table-row>
        <table:table-row table:style-name="ro1">
          <table:table-cell/>
          <table:table-cell office:value-type="float" office:value="1554340852.88152" calcext:value-type="float">
            <text:p>1554340852.88152</text:p>
          </table:table-cell>
          <table:table-cell office:value-type="float" office:value="0.0325484275817871" calcext:value-type="float">
            <text:p>0.032548427581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933349791935" calcext:value-type="float">
            <text:p>2.11933349791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35777120939721" calcext:value-type="float">
            <text:p>-0.135777120939721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0.938125" calcext:value-type="float">
            <text:p>20.938125</text:p>
          </table:table-cell>
        </table:table-row>
        <table:table-row table:style-name="ro1">
          <table:table-cell/>
          <table:table-cell office:value-type="float" office:value="1554340852.91603" calcext:value-type="float">
            <text:p>1554340852.91603</text:p>
          </table:table-cell>
          <table:table-cell office:value-type="float" office:value="0.0345120429992676" calcext:value-type="float">
            <text:p>0.034512042999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29630463746" calcext:value-type="float">
            <text:p>2.1029630463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74340262762536" calcext:value-type="float">
            <text:p>-0.474340262762536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0.1403125" calcext:value-type="float">
            <text:p>20.1403125</text:p>
          </table:table-cell>
          <table:table-cell office:value-type="float" office:value="21.0421875" calcext:value-type="float">
            <text:p>21.0421875</text:p>
          </table:table-cell>
        </table:table-row>
        <table:table-row table:style-name="ro1">
          <table:table-cell/>
          <table:table-cell office:value-type="float" office:value="1554340852.96" calcext:value-type="float">
            <text:p>1554340852.96</text:p>
          </table:table-cell>
          <table:table-cell office:value-type="float" office:value="0.0439741611480713" calcext:value-type="float">
            <text:p>0.043974161148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068118423777" calcext:value-type="float">
            <text:p>2.12068118423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292156576932" calcext:value-type="float">
            <text:p>0.40292156576932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20.4525" calcext:value-type="float">
            <text:p>20.4525</text:p>
          </table:table-cell>
        </table:table-row>
        <table:table-row table:style-name="ro1">
          <table:table-cell/>
          <table:table-cell office:value-type="float" office:value="1554340853.00472" calcext:value-type="float">
            <text:p>1554340853.00472</text:p>
          </table:table-cell>
          <table:table-cell office:value-type="float" office:value="0.0447211265563965" calcext:value-type="float">
            <text:p>0.044721126556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90804950086" calcext:value-type="float">
            <text:p>2.1190804950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57926857489301" calcext:value-type="float">
            <text:p>-0.03579268574893</text:p>
          </table:table-cell>
          <table:table-cell office:value-type="float" office:value="20.2790625" calcext:value-type="float">
            <text:p>20.2790625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1.14625" calcext:value-type="float">
            <text:p>21.14625</text:p>
          </table:table-cell>
        </table:table-row>
        <table:table-row table:style-name="ro1">
          <table:table-cell/>
          <table:table-cell office:value-type="float" office:value="1554340853.03485" calcext:value-type="float">
            <text:p>1554340853.03485</text:p>
          </table:table-cell>
          <table:table-cell office:value-type="float" office:value="0.0301389694213867" calcext:value-type="float">
            <text:p>0.030138969421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909075349025" calcext:value-type="float">
            <text:p>2.10909075349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1455975772734" calcext:value-type="float">
            <text:p>-0.331455975772734</text:p>
          </table:table-cell>
          <table:table-cell office:value-type="float" office:value="20.4178125" calcext:value-type="float">
            <text:p>20.4178125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0.3484375" calcext:value-type="float">
            <text:p>20.3484375</text:p>
          </table:table-cell>
        </table:table-row>
        <table:table-row table:style-name="ro1">
          <table:table-cell/>
          <table:table-cell office:value-type="float" office:value="1554340853.06908" calcext:value-type="float">
            <text:p>1554340853.06908</text:p>
          </table:table-cell>
          <table:table-cell office:value-type="float" office:value="0.0342352390289307" calcext:value-type="float">
            <text:p>0.034235239028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151525758776" calcext:value-type="float">
            <text:p>2.12151525758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2915652115424" calcext:value-type="float">
            <text:p>0.362915652115424</text:p>
          </table:table-cell>
          <table:table-cell table:number-columns-repeated="2" office:value-type="float" office:value="20.6953125" calcext:value-type="float">
            <text:p>20.6953125</text:p>
          </table:table-cell>
          <table:table-cell office:value-type="float" office:value="20.938125" calcext:value-type="float">
            <text:p>20.938125</text:p>
          </table:table-cell>
        </table:table-row>
        <table:table-row table:style-name="ro1">
          <table:table-cell/>
          <table:table-cell office:value-type="float" office:value="1554340853.10021" calcext:value-type="float">
            <text:p>1554340853.10021</text:p>
          </table:table-cell>
          <table:table-cell office:value-type="float" office:value="0.0311236381530762" calcext:value-type="float">
            <text:p>0.031123638153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330775386731" calcext:value-type="float">
            <text:p>2.12330775386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5927618337472" calcext:value-type="float">
            <text:p>0.057592761833747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0.7646875" calcext:value-type="float">
            <text:p>20.7646875</text:p>
          </table:table-cell>
        </table:table-row>
        <table:table-row table:style-name="ro1">
          <table:table-cell/>
          <table:table-cell office:value-type="float" office:value="1554340853.14257" calcext:value-type="float">
            <text:p>1554340853.14257</text:p>
          </table:table-cell>
          <table:table-cell office:value-type="float" office:value="0.0423645973205566" calcext:value-type="float">
            <text:p>0.042364597320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814106119982" calcext:value-type="float">
            <text:p>2.10814106119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58003937880913" calcext:value-type="float">
            <text:p>-0.358003937880913</text:p>
          </table:table-cell>
          <table:table-cell office:value-type="float" office:value="21.354375" calcext:value-type="float">
            <text:p>21.354375</text:p>
          </table:table-cell>
          <table:table-cell office:value-type="float" office:value="19.8628125" calcext:value-type="float">
            <text:p>19.8628125</text:p>
          </table:table-cell>
          <table:table-cell office:value-type="float" office:value="20.9034375" calcext:value-type="float">
            <text:p>20.9034375</text:p>
          </table:table-cell>
        </table:table-row>
        <table:table-row table:style-name="ro1">
          <table:table-cell/>
          <table:table-cell office:value-type="float" office:value="1554340853.17223" calcext:value-type="float">
            <text:p>1554340853.17223</text:p>
          </table:table-cell>
          <table:table-cell office:value-type="float" office:value="0.0296683311462402" calcext:value-type="float">
            <text:p>0.02966833114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561679995249" calcext:value-type="float">
            <text:p>2.11561679995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1977056472249" calcext:value-type="float">
            <text:p>0.251977056472249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21.1115625" calcext:value-type="float">
            <text:p>21.1115625</text:p>
          </table:table-cell>
        </table:table-row>
        <table:table-row table:style-name="ro1">
          <table:table-cell/>
          <table:table-cell office:value-type="float" office:value="1554340853.20246" calcext:value-type="float">
            <text:p>1554340853.20246</text:p>
          </table:table-cell>
          <table:table-cell office:value-type="float" office:value="0.0302319526672363" calcext:value-type="float">
            <text:p>0.030231952667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426850325904" calcext:value-type="float">
            <text:p>2.11426850325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45983991933393" calcext:value-type="float">
            <text:p>-0.044598399193339</text:p>
          </table:table-cell>
          <table:table-cell office:value-type="float" office:value="20.521875" calcext:value-type="float">
            <text:p>20.521875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0.383125" calcext:value-type="float">
            <text:p>20.383125</text:p>
          </table:table-cell>
        </table:table-row>
        <table:table-row table:style-name="ro1">
          <table:table-cell/>
          <table:table-cell office:value-type="float" office:value="1554340853.23226" calcext:value-type="float">
            <text:p>1554340853.23226</text:p>
          </table:table-cell>
          <table:table-cell office:value-type="float" office:value="0.029803991317749" calcext:value-type="float">
            <text:p>0.029803991317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422528677272" calcext:value-type="float">
            <text:p>2.10422528677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6975554020457" calcext:value-type="float">
            <text:p>-0.336975554020457</text:p>
          </table:table-cell>
          <table:table-cell table:number-columns-repeated="2" office:value-type="float" office:value="21.0421875" calcext:value-type="float">
            <text:p>21.0421875</text:p>
          </table:table-cell>
          <table:table-cell office:value-type="float" office:value="20.4178125" calcext:value-type="float">
            <text:p>20.4178125</text:p>
          </table:table-cell>
        </table:table-row>
        <table:table-row table:style-name="ro1">
          <table:table-cell/>
          <table:table-cell office:value-type="float" office:value="1554340853.26254" calcext:value-type="float">
            <text:p>1554340853.26254</text:p>
          </table:table-cell>
          <table:table-cell office:value-type="float" office:value="0.0302755832672119" calcext:value-type="float">
            <text:p>0.030275583267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311176339755" calcext:value-type="float">
            <text:p>2.11311176339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3519584623431" calcext:value-type="float">
            <text:p>0.293519584623431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5565625" calcext:value-type="float">
            <text:p>20.5565625</text:p>
          </table:table-cell>
          <table:table-cell office:value-type="float" office:value="21.076875" calcext:value-type="float">
            <text:p>21.076875</text:p>
          </table:table-cell>
        </table:table-row>
        <table:table-row table:style-name="ro1">
          <table:table-cell/>
          <table:table-cell office:value-type="float" office:value="1554340853.29221" calcext:value-type="float">
            <text:p>1554340853.29221</text:p>
          </table:table-cell>
          <table:table-cell office:value-type="float" office:value="0.0296719074249268" calcext:value-type="float">
            <text:p>0.029671907424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318410863471" calcext:value-type="float">
            <text:p>2.11318410863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3817278489966" calcext:value-type="float">
            <text:p>0.0024381727849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0.4525" calcext:value-type="float">
            <text:p>20.4525</text:p>
          </table:table-cell>
          <table:table-cell office:value-type="float" office:value="21.2503125" calcext:value-type="float">
            <text:p>21.2503125</text:p>
          </table:table-cell>
        </table:table-row>
        <table:table-row table:style-name="ro1">
          <table:table-cell/>
          <table:table-cell office:value-type="float" office:value="1554340853.32128" calcext:value-type="float">
            <text:p>1554340853.32128</text:p>
          </table:table-cell>
          <table:table-cell office:value-type="float" office:value="0.0290791988372803" calcext:value-type="float">
            <text:p>0.02907919883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495967465869" calcext:value-type="float">
            <text:p>2.10495967465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8282876780882" calcext:value-type="float">
            <text:p>-0.28282876780882</text:p>
          </table:table-cell>
          <table:table-cell office:value-type="float" office:value="20.383125" calcext:value-type="float">
            <text:p>20.383125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/>
          <table:table-cell office:value-type="float" office:value="1554340853.35095" calcext:value-type="float">
            <text:p>1554340853.35095</text:p>
          </table:table-cell>
          <table:table-cell office:value-type="float" office:value="0.0296700000762939" calcext:value-type="float">
            <text:p>0.029670000076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513831818061" calcext:value-type="float">
            <text:p>2.11513831818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3061796283996" calcext:value-type="float">
            <text:p>0.343061796283996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0.383125" calcext:value-type="float">
            <text:p>20.383125</text:p>
          </table:table-cell>
        </table:table-row>
        <table:table-row table:style-name="ro1">
          <table:table-cell/>
          <table:table-cell office:value-type="float" office:value="1554340853.38092" calcext:value-type="float">
            <text:p>1554340853.38092</text:p>
          </table:table-cell>
          <table:table-cell office:value-type="float" office:value="0.0299665927886963" calcext:value-type="float">
            <text:p>0.029966592788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660936386741" calcext:value-type="float">
            <text:p>2.11660936386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0895210268854" calcext:value-type="float">
            <text:p>0.049089521026886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0.6953125" calcext:value-type="float">
            <text:p>20.6953125</text:p>
          </table:table-cell>
        </table:table-row>
        <table:table-row table:style-name="ro1">
          <table:table-cell/>
          <table:table-cell office:value-type="float" office:value="1554340853.41052" calcext:value-type="float">
            <text:p>1554340853.41052</text:p>
          </table:table-cell>
          <table:table-cell office:value-type="float" office:value="0.029606819152832" calcext:value-type="float">
            <text:p>0.029606819152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946365814594" calcext:value-type="float">
            <text:p>2.10946365814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1353374862397" calcext:value-type="float">
            <text:p>-0.241353374862397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0.2790625" calcext:value-type="float">
            <text:p>20.2790625</text:p>
          </table:table-cell>
          <table:table-cell office:value-type="float" office:value="21.285" calcext:value-type="float">
            <text:p>21.285</text:p>
          </table:table-cell>
        </table:table-row>
        <table:table-row table:style-name="ro1">
          <table:table-cell/>
          <table:table-cell office:value-type="float" office:value="1554340853.43988" calcext:value-type="float">
            <text:p>1554340853.43988</text:p>
          </table:table-cell>
          <table:table-cell office:value-type="float" office:value="0.0293591022491455" calcext:value-type="float">
            <text:p>0.029359102249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079387221841" calcext:value-type="float">
            <text:p>2.12079387221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5918274214322" calcext:value-type="float">
            <text:p>0.385918274214322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1.14625" calcext:value-type="float">
            <text:p>21.14625</text:p>
          </table:table-cell>
        </table:table-row>
        <table:table-row table:style-name="ro1">
          <table:table-cell/>
          <table:table-cell office:value-type="float" office:value="1554340853.46913" calcext:value-type="float">
            <text:p>1554340853.46913</text:p>
          </table:table-cell>
          <table:table-cell office:value-type="float" office:value="0.0292539596557617" calcext:value-type="float">
            <text:p>0.029253959655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368816917684" calcext:value-type="float">
            <text:p>2.12368816917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89369299913" calcext:value-type="float">
            <text:p>0.0989369299913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20.3484375" calcext:value-type="float">
            <text:p>20.3484375</text:p>
          </table:table-cell>
        </table:table-row>
        <table:table-row table:style-name="ro1">
          <table:table-cell/>
          <table:table-cell office:value-type="float" office:value="1554340853.4981" calcext:value-type="float">
            <text:p>1554340853.4981</text:p>
          </table:table-cell>
          <table:table-cell office:value-type="float" office:value="0.0289795398712158" calcext:value-type="float">
            <text:p>0.028979539871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83167431817" calcext:value-type="float">
            <text:p>2.1183167431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85352356145327" calcext:value-type="float">
            <text:p>-0.185352356145327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0.2096875" calcext:value-type="float">
            <text:p>20.2096875</text:p>
          </table:table-cell>
          <table:table-cell office:value-type="float" office:value="21.1809375" calcext:value-type="float">
            <text:p>21.1809375</text:p>
          </table:table-cell>
        </table:table-row>
        <table:table-row table:style-name="ro1">
          <table:table-cell/>
          <table:table-cell office:value-type="float" office:value="1554340853.55022" calcext:value-type="float">
            <text:p>1554340853.55022</text:p>
          </table:table-cell>
          <table:table-cell office:value-type="float" office:value="0.0521187782287598" calcext:value-type="float">
            <text:p>0.05211877822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772944725384" calcext:value-type="float">
            <text:p>2.16772944725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8078710810481" calcext:value-type="float">
            <text:p>0.948078710810481</text:p>
          </table:table-cell>
          <table:table-cell office:value-type="float" office:value="20.4178125" calcext:value-type="float">
            <text:p>20.4178125</text:p>
          </table:table-cell>
          <table:table-cell office:value-type="float" office:value="21.3196875" calcext:value-type="float">
            <text:p>21.3196875</text:p>
          </table:table-cell>
          <table:table-cell office:value-type="float" office:value="20.03625" calcext:value-type="float">
            <text:p>20.03625</text:p>
          </table:table-cell>
        </table:table-row>
        <table:table-row table:style-name="ro1">
          <table:table-cell/>
          <table:table-cell office:value-type="float" office:value="1554340853.58085" calcext:value-type="float">
            <text:p>1554340853.58085</text:p>
          </table:table-cell>
          <table:table-cell office:value-type="float" office:value="0.0306329727172852" calcext:value-type="float">
            <text:p>0.030632972717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756641837428" calcext:value-type="float">
            <text:p>2.18756641837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7569248453913" calcext:value-type="float">
            <text:p>0.647569248453913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7646875" calcext:value-type="float">
            <text:p>20.7646875</text:p>
          </table:table-cell>
          <table:table-cell office:value-type="float" office:value="20.86875" calcext:value-type="float">
            <text:p>20.86875</text:p>
          </table:table-cell>
        </table:table-row>
        <table:table-row table:style-name="ro1">
          <table:table-cell/>
          <table:table-cell office:value-type="float" office:value="1554340853.61123" calcext:value-type="float">
            <text:p>1554340853.61123</text:p>
          </table:table-cell>
          <table:table-cell office:value-type="float" office:value="0.0303819179534912" calcext:value-type="float">
            <text:p>0.030381917953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818558634301" calcext:value-type="float">
            <text:p>2.19818558634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9522633330164" calcext:value-type="float">
            <text:p>0.349522633330164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0.31375" calcext:value-type="float">
            <text:p>20.31375</text:p>
          </table:table-cell>
          <table:table-cell office:value-type="float" office:value="21.2503125" calcext:value-type="float">
            <text:p>21.2503125</text:p>
          </table:table-cell>
        </table:table-row>
        <table:table-row table:style-name="ro1">
          <table:table-cell/>
          <table:table-cell office:value-type="float" office:value="1554340853.64192" calcext:value-type="float">
            <text:p>1554340853.64192</text:p>
          </table:table-cell>
          <table:table-cell office:value-type="float" office:value="0.0306992530822754" calcext:value-type="float">
            <text:p>0.030699253082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967029311006" calcext:value-type="float">
            <text:p>2.19967029311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629605930429" calcext:value-type="float">
            <text:p>0.048362960593043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0.521875" calcext:value-type="float">
            <text:p>20.521875</text:p>
          </table:table-cell>
          <table:table-cell office:value-type="float" office:value="21.0421875" calcext:value-type="float">
            <text:p>21.0421875</text:p>
          </table:table-cell>
        </table:table-row>
        <table:table-row table:style-name="ro1">
          <table:table-cell/>
          <table:table-cell office:value-type="float" office:value="1554340853.67278" calcext:value-type="float">
            <text:p>1554340853.67278</text:p>
          </table:table-cell>
          <table:table-cell office:value-type="float" office:value="0.0308656692504883" calcext:value-type="float">
            <text:p>0.030865669250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181716388517" calcext:value-type="float">
            <text:p>2.19181716388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54429254754247" calcext:value-type="float">
            <text:p>-0.254429254754247</text:p>
          </table:table-cell>
          <table:table-cell office:value-type="float" office:value="20.7646875" calcext:value-type="float">
            <text:p>20.7646875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1.0075" calcext:value-type="float">
            <text:p>21.0075</text:p>
          </table:table-cell>
        </table:table-row>
        <table:table-row table:style-name="ro1">
          <table:table-cell/>
          <table:table-cell office:value-type="float" office:value="1554340853.70299" calcext:value-type="float">
            <text:p>1554340853.70299</text:p>
          </table:table-cell>
          <table:table-cell office:value-type="float" office:value="0.0302157402038574" calcext:value-type="float">
            <text:p>0.030215740203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517295434424" calcext:value-type="float">
            <text:p>2.17517295434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50845666154088" calcext:value-type="float">
            <text:p>-0.550845666154088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1.285" calcext:value-type="float">
            <text:p>21.285</text:p>
          </table:table-cell>
          <table:table-cell office:value-type="float" office:value="20.5565625" calcext:value-type="float">
            <text:p>20.5565625</text:p>
          </table:table-cell>
        </table:table-row>
        <table:table-row table:style-name="ro1">
          <table:table-cell/>
          <table:table-cell office:value-type="float" office:value="1554340853.7339" calcext:value-type="float">
            <text:p>1554340853.7339</text:p>
          </table:table-cell>
          <table:table-cell office:value-type="float" office:value="0.0309147834777832" calcext:value-type="float">
            <text:p>0.030914783477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930798656478" calcext:value-type="float">
            <text:p>2.17930798656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3755820205432" calcext:value-type="float">
            <text:p>0.133755820205432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4871875" calcext:value-type="float">
            <text:p>20.4871875</text:p>
          </table:table-cell>
        </table:table-row>
        <table:table-row table:style-name="ro1">
          <table:table-cell/>
          <table:table-cell office:value-type="float" office:value="1554340853.76418" calcext:value-type="float">
            <text:p>1554340853.76418</text:p>
          </table:table-cell>
          <table:table-cell office:value-type="float" office:value="0.0302824974060059" calcext:value-type="float">
            <text:p>0.030282497406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436238598508" calcext:value-type="float">
            <text:p>2.17436238598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3315479347485" calcext:value-type="float">
            <text:p>-0.163315479347485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20.7646875" calcext:value-type="float">
            <text:p>20.7646875</text:p>
          </table:table-cell>
          <table:table-cell office:value-type="float" office:value="20.938125" calcext:value-type="float">
            <text:p>20.938125</text:p>
          </table:table-cell>
        </table:table-row>
        <table:table-row table:style-name="ro1">
          <table:table-cell/>
          <table:table-cell office:value-type="float" office:value="1554340853.7947" calcext:value-type="float">
            <text:p>1554340853.7947</text:p>
          </table:table-cell>
          <table:table-cell office:value-type="float" office:value="0.0305306911468506" calcext:value-type="float">
            <text:p>0.030530691146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023212389594" calcext:value-type="float">
            <text:p>2.16023212389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62821559498089" calcext:value-type="float">
            <text:p>-0.462821559498089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0.383125" calcext:value-type="float">
            <text:p>20.383125</text:p>
          </table:table-cell>
          <table:table-cell office:value-type="float" office:value="21.3196875" calcext:value-type="float">
            <text:p>21.3196875</text:p>
          </table:table-cell>
        </table:table-row>
        <table:table-row table:style-name="ro1">
          <table:table-cell/>
          <table:table-cell office:value-type="float" office:value="1554340853.82557" calcext:value-type="float">
            <text:p>1554340853.82557</text:p>
          </table:table-cell>
          <table:table-cell office:value-type="float" office:value="0.0308787822723389" calcext:value-type="float">
            <text:p>0.030878782272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734458863056" calcext:value-type="float">
            <text:p>2.16734458863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0335013598947" calcext:value-type="float">
            <text:p>0.230335013598947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0.4525" calcext:value-type="float">
            <text:p>20.4525</text:p>
          </table:table-cell>
          <table:table-cell office:value-type="float" office:value="21.14625" calcext:value-type="float">
            <text:p>21.14625</text:p>
          </table:table-cell>
        </table:table-row>
        <table:table-row table:style-name="ro1">
          <table:table-cell/>
          <table:table-cell office:value-type="float" office:value="1554340853.85634" calcext:value-type="float">
            <text:p>1554340853.85634</text:p>
          </table:table-cell>
          <table:table-cell office:value-type="float" office:value="0.0307707786560059" calcext:value-type="float">
            <text:p>0.030770778656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51436679154" calcext:value-type="float">
            <text:p>2.1651436679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15263250164709" calcext:value-type="float">
            <text:p>-0.071526325016471</text:p>
          </table:table-cell>
          <table:table-cell office:value-type="float" office:value="20.7646875" calcext:value-type="float">
            <text:p>20.7646875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0.938125" calcext:value-type="float">
            <text:p>20.938125</text:p>
          </table:table-cell>
        </table:table-row>
        <table:table-row table:style-name="ro1">
          <table:table-cell/>
          <table:table-cell office:value-type="float" office:value="1554340853.88691" calcext:value-type="float">
            <text:p>1554340853.88691</text:p>
          </table:table-cell>
          <table:table-cell office:value-type="float" office:value="0.0305733680725098" calcext:value-type="float">
            <text:p>0.03057336807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378715775953" calcext:value-type="float">
            <text:p>2.1537871577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71451065807792" calcext:value-type="float">
            <text:p>-0.371451065807792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660625" calcext:value-type="float">
            <text:p>20.660625</text:p>
          </table:table-cell>
        </table:table-row>
        <table:table-row table:style-name="ro1">
          <table:table-cell/>
          <table:table-cell office:value-type="float" office:value="1554340853.91726" calcext:value-type="float">
            <text:p>1554340853.91726</text:p>
          </table:table-cell>
          <table:table-cell office:value-type="float" office:value="0.0303568840026856" calcext:value-type="float">
            <text:p>0.030356884002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347934246557" calcext:value-type="float">
            <text:p>2.16347934246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9274689233007" calcext:value-type="float">
            <text:p>0.319274689233007</text:p>
          </table:table-cell>
          <table:table-cell office:value-type="float" office:value="20.73" calcext:value-type="float">
            <text:p>20.73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0.383125" calcext:value-type="float">
            <text:p>20.383125</text:p>
          </table:table-cell>
        </table:table-row>
        <table:table-row table:style-name="ro1">
          <table:table-cell/>
          <table:table-cell office:value-type="float" office:value="1554340853.94781" calcext:value-type="float">
            <text:p>1554340853.94781</text:p>
          </table:table-cell>
          <table:table-cell office:value-type="float" office:value="0.0305473804473877" calcext:value-type="float">
            <text:p>0.030547380447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407822040874" calcext:value-type="float">
            <text:p>2.16407822040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6048870441334" calcext:value-type="float">
            <text:p>0.019604887044133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1.1809375" calcext:value-type="float">
            <text:p>21.1809375</text:p>
          </table:table-cell>
        </table:table-row>
        <table:table-row table:style-name="ro1">
          <table:table-cell/>
          <table:table-cell office:value-type="float" office:value="1554340853.9888" calcext:value-type="float">
            <text:p>1554340853.9888</text:p>
          </table:table-cell>
          <table:table-cell office:value-type="float" office:value="0.0409953594207764" calcext:value-type="float">
            <text:p>0.040995359420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8395052563" calcext:value-type="float">
            <text:p>2.148395052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82559588873683" calcext:value-type="float">
            <text:p>-0.382559588873683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0.4178125" calcext:value-type="float">
            <text:p>20.4178125</text:p>
          </table:table-cell>
          <table:table-cell office:value-type="float" office:value="21.14625" calcext:value-type="float">
            <text:p>21.14625</text:p>
          </table:table-cell>
        </table:table-row>
        <table:table-row table:style-name="ro1">
          <table:table-cell/>
          <table:table-cell office:value-type="float" office:value="1554340854.01864" calcext:value-type="float">
            <text:p>1554340854.01864</text:p>
          </table:table-cell>
          <table:table-cell office:value-type="float" office:value="0.0298466682434082" calcext:value-type="float">
            <text:p>0.029846668243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751923807707" calcext:value-type="float">
            <text:p>2.15751923807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5701977844237" calcext:value-type="float">
            <text:p>0.305701977844237</text:p>
          </table:table-cell>
          <table:table-cell office:value-type="float" office:value="20.6259375" calcext:value-type="float">
            <text:p>20.6259375</text:p>
          </table:table-cell>
          <table:table-cell office:value-type="float" office:value="21.354375" calcext:value-type="float">
            <text:p>21.354375</text:p>
          </table:table-cell>
          <table:table-cell office:value-type="float" office:value="20.5565625" calcext:value-type="float">
            <text:p>20.5565625</text:p>
          </table:table-cell>
        </table:table-row>
        <table:table-row table:style-name="ro1">
          <table:table-cell/>
          <table:table-cell office:value-type="float" office:value="1554340854.04892" calcext:value-type="float">
            <text:p>1554340854.04892</text:p>
          </table:table-cell>
          <table:table-cell office:value-type="float" office:value="0.0302762985229492" calcext:value-type="float">
            <text:p>0.030276298522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778238420276" calcext:value-type="float">
            <text:p>2.15778238420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69148933410485" calcext:value-type="float">
            <text:p>0.008691489334105</text:p>
          </table:table-cell>
          <table:table-cell table:number-columns-repeated="2" office:value-type="float" office:value="21.0421875" calcext:value-type="float">
            <text:p>21.0421875</text:p>
          </table:table-cell>
          <table:table-cell office:value-type="float" office:value="20.4871875" calcext:value-type="float">
            <text:p>20.4871875</text:p>
          </table:table-cell>
        </table:table-row>
        <table:table-row table:style-name="ro1">
          <table:table-cell/>
          <table:table-cell office:value-type="float" office:value="1554340854.07912" calcext:value-type="float">
            <text:p>1554340854.07912</text:p>
          </table:table-cell>
          <table:table-cell office:value-type="float" office:value="0.0302050113677979" calcext:value-type="float">
            <text:p>0.030205011367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909482873484" calcext:value-type="float">
            <text:p>2.14909482873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87619672183992" calcext:value-type="float">
            <text:p>-0.287619672183992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59125" calcext:value-type="float">
            <text:p>20.59125</text:p>
          </table:table-cell>
          <table:table-cell office:value-type="float" office:value="21.285" calcext:value-type="float">
            <text:p>21.285</text:p>
          </table:table-cell>
        </table:table-row>
        <table:table-row table:style-name="ro1">
          <table:table-cell/>
          <table:table-cell office:value-type="float" office:value="1554340854.10828" calcext:value-type="float">
            <text:p>1554340854.10828</text:p>
          </table:table-cell>
          <table:table-cell office:value-type="float" office:value="0.0291588306427002" calcext:value-type="float">
            <text:p>0.0291588306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236734648646" calcext:value-type="float">
            <text:p>2.13236734648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73667800788881" calcext:value-type="float">
            <text:p>-0.573667800788881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383125" calcext:value-type="float">
            <text:p>20.383125</text:p>
          </table:table-cell>
          <table:table-cell office:value-type="float" office:value="21.3196875" calcext:value-type="float">
            <text:p>21.3196875</text:p>
          </table:table-cell>
        </table:table-row>
        <table:table-row table:style-name="ro1">
          <table:table-cell/>
          <table:table-cell office:value-type="float" office:value="1554340854.13767" calcext:value-type="float">
            <text:p>1554340854.13767</text:p>
          </table:table-cell>
          <table:table-cell office:value-type="float" office:value="0.0293920040130615" calcext:value-type="float">
            <text:p>0.029392004013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569268755462" calcext:value-type="float">
            <text:p>2.13569268755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3137609353851" calcext:value-type="float">
            <text:p>0.113137609353851</text:p>
          </table:table-cell>
          <table:table-cell office:value-type="float" office:value="20.4178125" calcext:value-type="float">
            <text:p>20.4178125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0.660625" calcext:value-type="float">
            <text:p>20.660625</text:p>
          </table:table-cell>
        </table:table-row>
        <table:table-row table:style-name="ro1">
          <table:table-cell/>
          <table:table-cell office:value-type="float" office:value="1554340854.16704" calcext:value-type="float">
            <text:p>1554340854.16704</text:p>
          </table:table-cell>
          <table:table-cell office:value-type="float" office:value="0.0293841361999512" calcext:value-type="float">
            <text:p>0.029384136199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054691509248" calcext:value-type="float">
            <text:p>2.13054691509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7512076676767" calcext:value-type="float">
            <text:p>-0.17512076676767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1.285" calcext:value-type="float">
            <text:p>21.285</text:p>
          </table:table-cell>
          <table:table-cell office:value-type="float" office:value="20.2790625" calcext:value-type="float">
            <text:p>20.2790625</text:p>
          </table:table-cell>
        </table:table-row>
        <table:table-row table:style-name="ro1">
          <table:table-cell/>
          <table:table-cell office:value-type="float" office:value="1554340854.19682" calcext:value-type="float">
            <text:p>1554340854.19682</text:p>
          </table:table-cell>
          <table:table-cell office:value-type="float" office:value="0.0297784805297852" calcext:value-type="float">
            <text:p>0.029778480529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66329897238" calcext:value-type="float">
            <text:p>2.1166329897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67247660764863" calcext:value-type="float">
            <text:p>-0.467247660764863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1.0421875" calcext:value-type="float">
            <text:p>21.0421875</text:p>
          </table:table-cell>
        </table:table-row>
        <table:table-row table:style-name="ro1">
          <table:table-cell/>
          <table:table-cell office:value-type="float" office:value="1554340854.2264" calcext:value-type="float">
            <text:p>1554340854.2264</text:p>
          </table:table-cell>
          <table:table-cell office:value-type="float" office:value="0.0295860767364502" calcext:value-type="float">
            <text:p>0.02958607673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353575566492" calcext:value-type="float">
            <text:p>2.12353575566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3311297155326" calcext:value-type="float">
            <text:p>0.233311297155326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0.383125" calcext:value-type="float">
            <text:p>20.383125</text:p>
          </table:table-cell>
          <table:table-cell office:value-type="float" office:value="21.3890625" calcext:value-type="float">
            <text:p>21.3890625</text:p>
          </table:table-cell>
        </table:table-row>
        <table:table-row table:style-name="ro1">
          <table:table-cell/>
          <table:table-cell office:value-type="float" office:value="1554340854.25622" calcext:value-type="float">
            <text:p>1554340854.25622</text:p>
          </table:table-cell>
          <table:table-cell office:value-type="float" office:value="0.0298211574554443" calcext:value-type="float">
            <text:p>0.029821157455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176932154578" calcext:value-type="float">
            <text:p>2.12176932154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92342574825828" calcext:value-type="float">
            <text:p>-0.059234257482583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1.1115625" calcext:value-type="float">
            <text:p>21.1115625</text:p>
          </table:table-cell>
        </table:table-row>
        <table:table-row table:style-name="ro1">
          <table:table-cell/>
          <table:table-cell office:value-type="float" office:value="1554340854.28619" calcext:value-type="float">
            <text:p>1554340854.28619</text:p>
          </table:table-cell>
          <table:table-cell office:value-type="float" office:value="0.0299763679504395" calcext:value-type="float">
            <text:p>0.02997636795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117859799395" calcext:value-type="float">
            <text:p>2.11117859799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53302427076394" calcext:value-type="float">
            <text:p>-0.353302427076394</text:p>
          </table:table-cell>
          <table:table-cell office:value-type="float" office:value="20.31375" calcext:value-type="float">
            <text:p>20.31375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0.5565625" calcext:value-type="float">
            <text:p>20.5565625</text:p>
          </table:table-cell>
        </table:table-row>
        <table:table-row table:style-name="ro1">
          <table:table-cell/>
          <table:table-cell office:value-type="float" office:value="1554340854.31688" calcext:value-type="float">
            <text:p>1554340854.31688</text:p>
          </table:table-cell>
          <table:table-cell office:value-type="float" office:value="0.0306885242462158" calcext:value-type="float">
            <text:p>0.030688524246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29421610196" calcext:value-type="float">
            <text:p>2.1229421610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332123536705" calcext:value-type="float">
            <text:p>0.38332123536705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0.383125" calcext:value-type="float">
            <text:p>20.383125</text:p>
          </table:table-cell>
        </table:table-row>
        <table:table-row table:style-name="ro1">
          <table:table-cell/>
          <table:table-cell office:value-type="float" office:value="1554340854.34747" calcext:value-type="float">
            <text:p>1554340854.34747</text:p>
          </table:table-cell>
          <table:table-cell office:value-type="float" office:value="0.0305931568145752" calcext:value-type="float">
            <text:p>0.030593156814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548758408107" calcext:value-type="float">
            <text:p>2.12548758408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2023670160677" calcext:value-type="float">
            <text:p>0.083202367016068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0.73" calcext:value-type="float">
            <text:p>20.73</text:p>
          </table:table-cell>
          <table:table-cell office:value-type="float" office:value="20.938125" calcext:value-type="float">
            <text:p>20.938125</text:p>
          </table:table-cell>
        </table:table-row>
        <table:table-row table:style-name="ro1">
          <table:table-cell/>
          <table:table-cell office:value-type="float" office:value="1554340854.37768" calcext:value-type="float">
            <text:p>1554340854.37768</text:p>
          </table:table-cell>
          <table:table-cell office:value-type="float" office:value="0.030221700668335" calcext:value-type="float">
            <text:p>0.030221700668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904212592541" calcext:value-type="float">
            <text:p>2.11904212592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13272516540298" calcext:value-type="float">
            <text:p>-0.213272516540298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1.3196875" calcext:value-type="float">
            <text:p>21.3196875</text:p>
          </table:table-cell>
        </table:table-row>
        <table:table-row table:style-name="ro1">
          <table:table-cell/>
          <table:table-cell office:value-type="float" office:value="1554340854.40848" calcext:value-type="float">
            <text:p>1554340854.40848</text:p>
          </table:table-cell>
          <table:table-cell office:value-type="float" office:value="0.0308046340942383" calcext:value-type="float">
            <text:p>0.030804634094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557002380484" calcext:value-type="float">
            <text:p>2.13557002380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6539334597265" calcext:value-type="float">
            <text:p>0.536539334597265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0.5565625" calcext:value-type="float">
            <text:p>20.5565625</text:p>
          </table:table-cell>
          <table:table-cell office:value-type="float" office:value="21.076875" calcext:value-type="float">
            <text:p>21.076875</text:p>
          </table:table-cell>
        </table:table-row>
        <table:table-row table:style-name="ro1">
          <table:table-cell/>
          <table:table-cell office:value-type="float" office:value="1554340854.4394" calcext:value-type="float">
            <text:p>1554340854.4394</text:p>
          </table:table-cell>
          <table:table-cell office:value-type="float" office:value="0.0309176445007324" calcext:value-type="float">
            <text:p>0.030917644500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278116993872" calcext:value-type="float">
            <text:p>2.14278116993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323724204508" calcext:value-type="float">
            <text:p>0.23323724204508</text:p>
          </table:table-cell>
          <table:table-cell office:value-type="float" office:value="20.59125" calcext:value-type="float">
            <text:p>20.59125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0.938125" calcext:value-type="float">
            <text:p>20.938125</text:p>
          </table:table-cell>
        </table:table-row>
        <table:table-row table:style-name="ro1">
          <table:table-cell/>
          <table:table-cell office:value-type="float" office:value="1554340854.46997" calcext:value-type="float">
            <text:p>1554340854.46997</text:p>
          </table:table-cell>
          <table:table-cell office:value-type="float" office:value="0.030573844909668" calcext:value-type="float">
            <text:p>0.030573844909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074213367715" calcext:value-type="float">
            <text:p>2.14074213367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66921765187628" calcext:value-type="float">
            <text:p>-0.066692176518763</text:p>
          </table:table-cell>
          <table:table-cell office:value-type="float" office:value="20.383125" calcext:value-type="float">
            <text:p>20.383125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0.59125" calcext:value-type="float">
            <text:p>20.59125</text:p>
          </table:table-cell>
        </table:table-row>
        <table:table-row table:style-name="ro1">
          <table:table-cell/>
          <table:table-cell office:value-type="float" office:value="1554340854.50085" calcext:value-type="float">
            <text:p>1554340854.50085</text:p>
          </table:table-cell>
          <table:table-cell office:value-type="float" office:value="0.030886173248291" calcext:value-type="float">
            <text:p>0.030886173248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932396216226" calcext:value-type="float">
            <text:p>2.12932396216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69685536084498" calcext:value-type="float">
            <text:p>-0.369685536084498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0.59125" calcext:value-type="float">
            <text:p>20.59125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/>
          <table:table-cell office:value-type="float" office:value="1554340854.56249" calcext:value-type="float">
            <text:p>1554340854.56249</text:p>
          </table:table-cell>
          <table:table-cell office:value-type="float" office:value="0.0616433620452881" calcext:value-type="float">
            <text:p>0.061643362045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100955105384" calcext:value-type="float">
            <text:p>2.20100955105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6290848703087" calcext:value-type="float">
            <text:p>1.16290848703087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0.59125" calcext:value-type="float">
            <text:p>20.59125</text:p>
          </table:table-cell>
        </table:table-row>
        <table:table-row table:style-name="ro1">
          <table:table-cell/>
          <table:table-cell office:value-type="float" office:value="1554340854.60601" calcext:value-type="float">
            <text:p>1554340854.60601</text:p>
          </table:table-cell>
          <table:table-cell office:value-type="float" office:value="0.0435285568237305" calcext:value-type="float">
            <text:p>0.043528556823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304192632003" calcext:value-type="float">
            <text:p>2.23304192632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5893344590073" calcext:value-type="float">
            <text:p>0.735893344590073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1.2503125" calcext:value-type="float">
            <text:p>21.2503125</text:p>
          </table:table-cell>
        </table:table-row>
        <table:table-row table:style-name="ro1">
          <table:table-cell/>
          <table:table-cell office:value-type="float" office:value="1554340854.64133" calcext:value-type="float">
            <text:p>1554340854.64133</text:p>
          </table:table-cell>
          <table:table-cell office:value-type="float" office:value="0.035322904586792" calcext:value-type="float">
            <text:p>0.035322904586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679580527437" calcext:value-type="float">
            <text:p>2.24679580527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9375650593643" calcext:value-type="float">
            <text:p>0.389375650593643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6259375" calcext:value-type="float">
            <text:p>20.6259375</text:p>
          </table:table-cell>
          <table:table-cell office:value-type="float" office:value="20.799375" calcext:value-type="float">
            <text:p>20.799375</text:p>
          </table:table-cell>
        </table:table-row>
        <table:table-row table:style-name="ro1">
          <table:table-cell/>
          <table:table-cell office:value-type="float" office:value="1554340854.67181" calcext:value-type="float">
            <text:p>1554340854.67181</text:p>
          </table:table-cell>
          <table:table-cell office:value-type="float" office:value="0.0304751396179199" calcext:value-type="float">
            <text:p>0.03047513961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955120072831" calcext:value-type="float">
            <text:p>2.24955120072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4145309418489" calcext:value-type="float">
            <text:p>0.090414530941849</text:p>
          </table:table-cell>
          <table:table-cell office:value-type="float" office:value="20.59125" calcext:value-type="float">
            <text:p>20.59125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21.0075" calcext:value-type="float">
            <text:p>21.0075</text:p>
          </table:table-cell>
        </table:table-row>
        <table:table-row table:style-name="ro1">
          <table:table-cell/>
          <table:table-cell office:value-type="float" office:value="1554340854.70113" calcext:value-type="float">
            <text:p>1554340854.70113</text:p>
          </table:table-cell>
          <table:table-cell office:value-type="float" office:value="0.0293288230895996" calcext:value-type="float">
            <text:p>0.0293288230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376458804695" calcext:value-type="float">
            <text:p>2.24376458804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97301223567123" calcext:value-type="float">
            <text:p>-0.197301223567123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0.2096875" calcext:value-type="float">
            <text:p>20.2096875</text:p>
          </table:table-cell>
        </table:table-row>
        <table:table-row table:style-name="ro1">
          <table:table-cell/>
          <table:table-cell office:value-type="float" office:value="1554340854.73025" calcext:value-type="float">
            <text:p>1554340854.73025</text:p>
          </table:table-cell>
          <table:table-cell office:value-type="float" office:value="0.0291209220886231" calcext:value-type="float">
            <text:p>0.029120922088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969983879417" calcext:value-type="float">
            <text:p>2.22969983879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82977469256515" calcext:value-type="float">
            <text:p>-0.482977469256515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0.938125" calcext:value-type="float">
            <text:p>20.938125</text:p>
          </table:table-cell>
        </table:table-row>
        <table:table-row table:style-name="ro1">
          <table:table-cell/>
          <table:table-cell office:value-type="float" office:value="1554340854.75951" calcext:value-type="float">
            <text:p>1554340854.75951</text:p>
          </table:table-cell>
          <table:table-cell office:value-type="float" office:value="0.0292587280273438" calcext:value-type="float">
            <text:p>0.029258728027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717045462158" calcext:value-type="float">
            <text:p>2.20717045462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70005591204758" calcext:value-type="float">
            <text:p>-0.770005591204758</text:p>
          </table:table-cell>
          <table:table-cell office:value-type="float" office:value="21.3196875" calcext:value-type="float">
            <text:p>21.3196875</text:p>
          </table:table-cell>
          <table:table-cell office:value-type="float" office:value="20.2790625" calcext:value-type="float">
            <text:p>20.2790625</text:p>
          </table:table-cell>
          <table:table-cell office:value-type="float" office:value="21.285" calcext:value-type="float">
            <text:p>21.285</text:p>
          </table:table-cell>
        </table:table-row>
        <table:table-row table:style-name="ro1">
          <table:table-cell/>
          <table:table-cell office:value-type="float" office:value="1554340854.78886" calcext:value-type="float">
            <text:p>1554340854.78886</text:p>
          </table:table-cell>
          <table:table-cell office:value-type="float" office:value="0.0293536186218262" calcext:value-type="float">
            <text:p>0.029353618621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644440355298" calcext:value-type="float">
            <text:p>2.20644440355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47346358877921" calcext:value-type="float">
            <text:p>-0.024734635887792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1.076875" calcext:value-type="float">
            <text:p>21.076875</text:p>
          </table:table-cell>
        </table:table-row>
        <table:table-row table:style-name="ro1">
          <table:table-cell/>
          <table:table-cell office:value-type="float" office:value="1554340854.81905" calcext:value-type="float">
            <text:p>1554340854.81905</text:p>
          </table:table-cell>
          <table:table-cell office:value-type="float" office:value="0.0301890373229981" calcext:value-type="float">
            <text:p>0.03018903732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675707077725" calcext:value-type="float">
            <text:p>2.19675707077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20889092026403" calcext:value-type="float">
            <text:p>-0.320889092026403</text:p>
          </table:table-cell>
          <table:table-cell office:value-type="float" office:value="20.4178125" calcext:value-type="float">
            <text:p>20.4178125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0.383125" calcext:value-type="float">
            <text:p>20.383125</text:p>
          </table:table-cell>
        </table:table-row>
        <table:table-row table:style-name="ro1">
          <table:table-cell/>
          <table:table-cell office:value-type="float" office:value="1554340854.84841" calcext:value-type="float">
            <text:p>1554340854.84841</text:p>
          </table:table-cell>
          <table:table-cell office:value-type="float" office:value="0.0293703079223633" calcext:value-type="float">
            <text:p>0.029370307922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887020630858" calcext:value-type="float">
            <text:p>2.17887020630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09011812744787" calcext:value-type="float">
            <text:p>-0.609011812744787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4871875" calcext:value-type="float">
            <text:p>20.4871875</text:p>
          </table:table-cell>
        </table:table-row>
        <table:table-row table:style-name="ro1">
          <table:table-cell/>
          <table:table-cell office:value-type="float" office:value="1554340854.87878" calcext:value-type="float">
            <text:p>1554340854.87878</text:p>
          </table:table-cell>
          <table:table-cell office:value-type="float" office:value="0.0303652286529541" calcext:value-type="float">
            <text:p>0.030365228652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133214120189" calcext:value-type="float">
            <text:p>2.15133214120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06894705830266" calcext:value-type="float">
            <text:p>-0.906894705830266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521875" calcext:value-type="float">
            <text:p>20.521875</text:p>
          </table:table-cell>
          <table:table-cell office:value-type="float" office:value="21.2503125" calcext:value-type="float">
            <text:p>21.2503125</text:p>
          </table:table-cell>
        </table:table-row>
        <table:table-row table:style-name="ro1">
          <table:table-cell/>
          <table:table-cell office:value-type="float" office:value="1554340854.90886" calcext:value-type="float">
            <text:p>1554340854.90886</text:p>
          </table:table-cell>
          <table:table-cell office:value-type="float" office:value="0.0300858020782471" calcext:value-type="float">
            <text:p>0.030085802078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516791125203" calcext:value-type="float">
            <text:p>2.11516791125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0203642421787" calcext:value-type="float">
            <text:p>-1.20203642421787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1.2503125" calcext:value-type="float">
            <text:p>21.2503125</text:p>
          </table:table-cell>
        </table:table-row>
        <table:table-row table:style-name="ro1">
          <table:table-cell/>
          <table:table-cell office:value-type="float" office:value="1554340854.93788" calcext:value-type="float">
            <text:p>1554340854.93788</text:p>
          </table:table-cell>
          <table:table-cell office:value-type="float" office:value="0.0290279388427734" calcext:value-type="float">
            <text:p>0.029027938842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720091571428" calcext:value-type="float">
            <text:p>2.0720091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8680050426548" calcext:value-type="float">
            <text:p>-1.48680050426548</text:p>
          </table:table-cell>
          <table:table-cell office:value-type="float" office:value="20.4178125" calcext:value-type="float">
            <text:p>20.4178125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0.86875" calcext:value-type="float">
            <text:p>20.86875</text:p>
          </table:table-cell>
        </table:table-row>
        <table:table-row table:style-name="ro1">
          <table:table-cell/>
          <table:table-cell office:value-type="float" office:value="1554340854.9675" calcext:value-type="float">
            <text:p>1554340854.9675</text:p>
          </table:table-cell>
          <table:table-cell office:value-type="float" office:value="0.0296204090118408" calcext:value-type="float">
            <text:p>0.029620409011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1936253182687" calcext:value-type="float">
            <text:p>2.01936253182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7737671667164" calcext:value-type="float">
            <text:p>-1.77737671667164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1.3196875" calcext:value-type="float">
            <text:p>21.3196875</text:p>
          </table:table-cell>
          <table:table-cell office:value-type="float" office:value="20.383125" calcext:value-type="float">
            <text:p>20.383125</text:p>
          </table:table-cell>
        </table:table-row>
        <table:table-row table:style-name="ro1">
          <table:table-cell/>
          <table:table-cell office:value-type="float" office:value="1554340854.99711" calcext:value-type="float">
            <text:p>1554340854.99711</text:p>
          </table:table-cell>
          <table:table-cell office:value-type="float" office:value="0.0296087265014648" calcext:value-type="float">
            <text:p>0.029608726501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813647245264" calcext:value-type="float">
            <text:p>1.95813647245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06783832365101" calcext:value-type="float">
            <text:p>-2.06783832365101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0.7646875" calcext:value-type="float">
            <text:p>20.7646875</text:p>
          </table:table-cell>
          <table:table-cell office:value-type="float" office:value="21.0421875" calcext:value-type="float">
            <text:p>21.0421875</text:p>
          </table:table-cell>
        </table:table-row>
        <table:table-row table:style-name="ro1">
          <table:table-cell/>
          <table:table-cell office:value-type="float" office:value="1554340855.02686" calcext:value-type="float">
            <text:p>1554340855.02686</text:p>
          </table:table-cell>
          <table:table-cell office:value-type="float" office:value="0.0297517776489258" calcext:value-type="float">
            <text:p>0.029751777648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793110567266" calcext:value-type="float">
            <text:p>1.88793110567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5970326238697" calcext:value-type="float">
            <text:p>-2.35970326238697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1.2503125" calcext:value-type="float">
            <text:p>21.2503125</text:p>
          </table:table-cell>
        </table:table-row>
        <table:table-row table:style-name="ro1">
          <table:table-cell/>
          <table:table-cell office:value-type="float" office:value="1554340855.05667" calcext:value-type="float">
            <text:p>1554340855.05667</text:p>
          </table:table-cell>
          <table:table-cell office:value-type="float" office:value="0.0298125743865967" calcext:value-type="float">
            <text:p>0.029812574386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0886325073928" calcext:value-type="float">
            <text:p>1.80886325073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5216461711948" calcext:value-type="float">
            <text:p>-2.65216461711948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1.2503125" calcext:value-type="float">
            <text:p>21.2503125</text:p>
          </table:table-cell>
        </table:table-row>
        <table:table-row table:style-name="ro1">
          <table:table-cell/>
          <table:table-cell office:value-type="float" office:value="1554340855.08648" calcext:value-type="float">
            <text:p>1554340855.08648</text:p>
          </table:table-cell>
          <table:table-cell office:value-type="float" office:value="0.0298166275024414" calcext:value-type="float">
            <text:p>0.029816627502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106324946165" calcext:value-type="float">
            <text:p>1.72106324946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4466573291843" calcext:value-type="float">
            <text:p>-2.94466573291843</text:p>
          </table:table-cell>
          <table:table-cell office:value-type="float" office:value="20.2096875" calcext:value-type="float">
            <text:p>20.2096875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0.31375" calcext:value-type="float">
            <text:p>20.31375</text:p>
          </table:table-cell>
        </table:table-row>
        <table:table-row table:style-name="ro1">
          <table:table-cell/>
          <table:table-cell office:value-type="float" office:value="1554340855.1318" calcext:value-type="float">
            <text:p>1554340855.1318</text:p>
          </table:table-cell>
          <table:table-cell office:value-type="float" office:value="0.0453286170959473" calcext:value-type="float">
            <text:p>0.045328617095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6742917857061" calcext:value-type="float">
            <text:p>1.56742917857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38933946662967" calcext:value-type="float">
            <text:p>-3.38933946662967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0.4525" calcext:value-type="float">
            <text:p>20.4525</text:p>
          </table:table-cell>
        </table:table-row>
        <table:table-row table:style-name="ro1">
          <table:table-cell/>
          <table:table-cell office:value-type="float" office:value="1554340855.1615" calcext:value-type="float">
            <text:p>1554340855.1615</text:p>
          </table:table-cell>
          <table:table-cell office:value-type="float" office:value="0.0296988487243652" calcext:value-type="float">
            <text:p>0.029698848724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5811706642708" calcext:value-type="float">
            <text:p>1.45811706642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6806851726157" calcext:value-type="float">
            <text:p>-3.6806851726157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1.215625" calcext:value-type="float">
            <text:p>21.215625</text:p>
          </table:table-cell>
        </table:table-row>
        <table:table-row table:style-name="ro1">
          <table:table-cell/>
          <table:table-cell office:value-type="float" office:value="1554340855.1911" calcext:value-type="float">
            <text:p>1554340855.1911</text:p>
          </table:table-cell>
          <table:table-cell office:value-type="float" office:value="0.0296051502227783" calcext:value-type="float">
            <text:p>0.029605150222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4055170810666" calcext:value-type="float">
            <text:p>1.34055170810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97111169630115" calcext:value-type="float">
            <text:p>-3.97111169630115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1.14625" calcext:value-type="float">
            <text:p>21.14625</text:p>
          </table:table-cell>
        </table:table-row>
        <table:table-row table:style-name="ro1">
          <table:table-cell/>
          <table:table-cell office:value-type="float" office:value="1554340855.22085" calcext:value-type="float">
            <text:p>1554340855.22085</text:p>
          </table:table-cell>
          <table:table-cell office:value-type="float" office:value="0.0297443866729736" calcext:value-type="float">
            <text:p>0.029744386672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375423932712" calcext:value-type="float">
            <text:p>1.21375423932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26290412956302" calcext:value-type="float">
            <text:p>-4.26290412956302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799375" calcext:value-type="float">
            <text:p>20.799375</text:p>
          </table:table-cell>
        </table:table-row>
        <table:table-row table:style-name="ro1">
          <table:table-cell/>
          <table:table-cell office:value-type="float" office:value="1554340855.25009" calcext:value-type="float">
            <text:p>1554340855.25009</text:p>
          </table:table-cell>
          <table:table-cell office:value-type="float" office:value="0.0292432308197022" calcext:value-type="float">
            <text:p>0.029243230819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070396606057" calcext:value-type="float">
            <text:p>1.08070396606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497802239043" calcext:value-type="float">
            <text:p>-4.5497802239043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0.31375" calcext:value-type="float">
            <text:p>20.31375</text:p>
          </table:table-cell>
        </table:table-row>
        <table:table-row table:style-name="ro1">
          <table:table-cell/>
          <table:table-cell office:value-type="float" office:value="1554340855.29218" calcext:value-type="float">
            <text:p>1554340855.29218</text:p>
          </table:table-cell>
          <table:table-cell office:value-type="float" office:value="0.0420970916748047" calcext:value-type="float">
            <text:p>0.042097091674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4921235146074" calcext:value-type="float">
            <text:p>0.934921235146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46301193537664" calcext:value-type="float">
            <text:p>-3.46301193537664</text:p>
          </table:table-cell>
          <table:table-cell office:value-type="float" office:value="21.3196875" calcext:value-type="float">
            <text:p>21.3196875</text:p>
          </table:table-cell>
          <table:table-cell office:value-type="float" office:value="20.1403125" calcext:value-type="float">
            <text:p>20.1403125</text:p>
          </table:table-cell>
          <table:table-cell office:value-type="float" office:value="21.3196875" calcext:value-type="float">
            <text:p>21.3196875</text:p>
          </table:table-cell>
        </table:table-row>
        <table:table-row table:style-name="ro1">
          <table:table-cell/>
          <table:table-cell office:value-type="float" office:value="1554340855.32186" calcext:value-type="float">
            <text:p>1554340855.32186</text:p>
          </table:table-cell>
          <table:table-cell office:value-type="float" office:value="0.0296821594238281" calcext:value-type="float">
            <text:p>0.029682159423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5262109175464" calcext:value-type="float">
            <text:p>0.855262109175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8373755538358" calcext:value-type="float">
            <text:p>-2.68373755538358</text:p>
          </table:table-cell>
          <table:table-cell office:value-type="float" office:value="20.5565625" calcext:value-type="float">
            <text:p>20.5565625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1.076875" calcext:value-type="float">
            <text:p>21.076875</text:p>
          </table:table-cell>
        </table:table-row>
        <table:table-row table:style-name="ro1">
          <table:table-cell/>
          <table:table-cell office:value-type="float" office:value="1554340855.35117" calcext:value-type="float">
            <text:p>1554340855.35117</text:p>
          </table:table-cell>
          <table:table-cell office:value-type="float" office:value="0.0293116569519043" calcext:value-type="float">
            <text:p>0.02931165695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8168825184778" calcext:value-type="float">
            <text:p>0.768168825184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7128491008176" calcext:value-type="float">
            <text:p>-2.97128491008176</text:p>
          </table:table-cell>
          <table:table-cell office:value-type="float" office:value="20.59125" calcext:value-type="float">
            <text:p>20.59125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2790625" calcext:value-type="float">
            <text:p>20.2790625</text:p>
          </table:table-cell>
        </table:table-row>
        <table:table-row table:style-name="ro1">
          <table:table-cell/>
          <table:table-cell office:value-type="float" office:value="1554340855.38053" calcext:value-type="float">
            <text:p>1554340855.38053</text:p>
          </table:table-cell>
          <table:table-cell office:value-type="float" office:value="0.0293600559234619" calcext:value-type="float">
            <text:p>0.029360055923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3880958259875" calcext:value-type="float">
            <text:p>0.703880958259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8963707332485" calcext:value-type="float">
            <text:p>-2.18963707332485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1.0075" calcext:value-type="float">
            <text:p>21.0075</text:p>
          </table:table-cell>
        </table:table-row>
        <table:table-row table:style-name="ro1">
          <table:table-cell/>
          <table:table-cell office:value-type="float" office:value="1554340855.40979" calcext:value-type="float">
            <text:p>1554340855.40979</text:p>
          </table:table-cell>
          <table:table-cell office:value-type="float" office:value="0.0292706489562988" calcext:value-type="float">
            <text:p>0.029270648956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1383937710818" calcext:value-type="float">
            <text:p>0.631383937710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47678213958614" calcext:value-type="float">
            <text:p>-2.47678213958614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0.31375" calcext:value-type="float">
            <text:p>20.31375</text:p>
          </table:table-cell>
          <table:table-cell office:value-type="float" office:value="21.354375" calcext:value-type="float">
            <text:p>21.354375</text:p>
          </table:table-cell>
        </table:table-row>
        <table:table-row table:style-name="ro1">
          <table:table-cell/>
          <table:table-cell office:value-type="float" office:value="1554340855.43963" calcext:value-type="float">
            <text:p>1554340855.43963</text:p>
          </table:table-cell>
          <table:table-cell office:value-type="float" office:value="0.0298397541046143" calcext:value-type="float">
            <text:p>0.029839754104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1518779262077" calcext:value-type="float">
            <text:p>0.581518779262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7109816903718" calcext:value-type="float">
            <text:p>-1.67109816903718</text:p>
          </table:table-cell>
          <table:table-cell office:value-type="float" office:value="20.7646875" calcext:value-type="float">
            <text:p>20.7646875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1.2503125" calcext:value-type="float">
            <text:p>21.2503125</text:p>
          </table:table-cell>
        </table:table-row>
        <table:table-row table:style-name="ro1">
          <table:table-cell/>
          <table:table-cell office:value-type="float" office:value="1554340855.47001" calcext:value-type="float">
            <text:p>1554340855.47001</text:p>
          </table:table-cell>
          <table:table-cell office:value-type="float" office:value="0.0303823947906494" calcext:value-type="float">
            <text:p>0.03038239479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169130290782" calcext:value-type="float">
            <text:p>0.52169130290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6914946193345" calcext:value-type="float">
            <text:p>-1.96914946193345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5565625" calcext:value-type="float">
            <text:p>20.5565625</text:p>
          </table:table-cell>
        </table:table-row>
        <table:table-row table:style-name="ro1">
          <table:table-cell/>
          <table:table-cell office:value-type="float" office:value="1554340855.49932" calcext:value-type="float">
            <text:p>1554340855.49932</text:p>
          </table:table-cell>
          <table:table-cell office:value-type="float" office:value="0.0293145179748535" calcext:value-type="float">
            <text:p>0.029314517974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7500085457031" calcext:value-type="float">
            <text:p>0.487500085457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6635782584311" calcext:value-type="float">
            <text:p>-1.16635782584311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0.31375" calcext:value-type="float">
            <text:p>20.31375</text:p>
          </table:table-cell>
        </table:table-row>
        <table:table-row table:style-name="ro1">
          <table:table-cell/>
          <table:table-cell office:value-type="float" office:value="1554340855.52872" calcext:value-type="float">
            <text:p>1554340855.52872</text:p>
          </table:table-cell>
          <table:table-cell office:value-type="float" office:value="0.0293962955474854" calcext:value-type="float">
            <text:p>0.029396295547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736251191738" calcext:value-type="float">
            <text:p>0.444736251191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5473548516394" calcext:value-type="float">
            <text:p>-1.45473548516394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0.4178125" calcext:value-type="float">
            <text:p>20.4178125</text:p>
          </table:table-cell>
          <table:table-cell office:value-type="float" office:value="21.0075" calcext:value-type="float">
            <text:p>21.0075</text:p>
          </table:table-cell>
        </table:table-row>
        <table:table-row table:style-name="ro1">
          <table:table-cell/>
          <table:table-cell office:value-type="float" office:value="1554340855.55828" calcext:value-type="float">
            <text:p>1554340855.55828</text:p>
          </table:table-cell>
          <table:table-cell office:value-type="float" office:value="0.0295603275299072" calcext:value-type="float">
            <text:p>0.029560327529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3161688607258" calcext:value-type="float">
            <text:p>0.393161688607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4472229823233" calcext:value-type="float">
            <text:p>-1.74472229823233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0.4178125" calcext:value-type="float">
            <text:p>20.4178125</text:p>
          </table:table-cell>
          <table:table-cell office:value-type="float" office:value="21.1809375" calcext:value-type="float">
            <text:p>21.1809375</text:p>
          </table:table-cell>
        </table:table-row>
        <table:table-row table:style-name="ro1">
          <table:table-cell/>
          <table:table-cell office:value-type="float" office:value="1554340855.58778" calcext:value-type="float">
            <text:p>1554340855.58778</text:p>
          </table:table-cell>
          <table:table-cell office:value-type="float" office:value="0.0295102596282959" calcext:value-type="float">
            <text:p>0.029510259628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5863810304292" calcext:value-type="float">
            <text:p>0.365863810304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25030096203923" calcext:value-type="float">
            <text:p>-0.925030096203923</text:p>
          </table:table-cell>
          <table:table-cell office:value-type="float" office:value="20.4178125" calcext:value-type="float">
            <text:p>20.4178125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20.7646875" calcext:value-type="float">
            <text:p>20.7646875</text:p>
          </table:table-cell>
        </table:table-row>
        <table:table-row table:style-name="ro1">
          <table:table-cell/>
          <table:table-cell office:value-type="float" office:value="1554340855.6171" calcext:value-type="float">
            <text:p>1554340855.6171</text:p>
          </table:table-cell>
          <table:table-cell office:value-type="float" office:value="0.0293233394622803" calcext:value-type="float">
            <text:p>0.02932333946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0303629473349" calcext:value-type="float">
            <text:p>0.330303629473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1269205632889" calcext:value-type="float">
            <text:p>-1.21269205632889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0.2096875" calcext:value-type="float">
            <text:p>20.2096875</text:p>
          </table:table-cell>
        </table:table-row>
        <table:table-row table:style-name="ro1">
          <table:table-cell/>
          <table:table-cell office:value-type="float" office:value="1554340855.64627" calcext:value-type="float">
            <text:p>1554340855.64627</text:p>
          </table:table-cell>
          <table:table-cell office:value-type="float" office:value="0.029167652130127" calcext:value-type="float">
            <text:p>0.029167652130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8902065229636" calcext:value-type="float">
            <text:p>0.318902065229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90897566689526" calcext:value-type="float">
            <text:p>-0.390897566689526</text:p>
          </table:table-cell>
          <table:table-cell office:value-type="float" office:value="21.285" calcext:value-type="float">
            <text:p>21.285</text:p>
          </table:table-cell>
          <table:table-cell office:value-type="float" office:value="20.6259375" calcext:value-type="float">
            <text:p>20.6259375</text:p>
          </table:table-cell>
          <table:table-cell office:value-type="float" office:value="21.1115625" calcext:value-type="float">
            <text:p>21.1115625</text:p>
          </table:table-cell>
        </table:table-row>
        <table:table-row table:style-name="ro1">
          <table:table-cell/>
          <table:table-cell office:value-type="float" office:value="1554340855.67581" calcext:value-type="float">
            <text:p>1554340855.67581</text:p>
          </table:table-cell>
          <table:table-cell office:value-type="float" office:value="0.0295469760894775" calcext:value-type="float">
            <text:p>0.029546976089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878786073415" calcext:value-type="float">
            <text:p>0.29878786073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80753402127301" calcext:value-type="float">
            <text:p>-0.680753402127301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0.4525" calcext:value-type="float">
            <text:p>20.4525</text:p>
          </table:table-cell>
          <table:table-cell office:value-type="float" office:value="21.1809375" calcext:value-type="float">
            <text:p>21.1809375</text:p>
          </table:table-cell>
        </table:table-row>
        <table:table-row table:style-name="ro1">
          <table:table-cell/>
          <table:table-cell office:value-type="float" office:value="1554340855.70616" calcext:value-type="float">
            <text:p>1554340855.70616</text:p>
          </table:table-cell>
          <table:table-cell office:value-type="float" office:value="0.0303468704223633" calcext:value-type="float">
            <text:p>0.030346870422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9094777189335" calcext:value-type="float">
            <text:p>0.269094777189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8456200970685" calcext:value-type="float">
            <text:p>-0.978456200970685</text:p>
          </table:table-cell>
          <table:table-cell office:value-type="float" office:value="20.4871875" calcext:value-type="float">
            <text:p>20.4871875</text:p>
          </table:table-cell>
          <table:table-cell table:number-columns-repeated="2" office:value-type="float" office:value="21.0075" calcext:value-type="float">
            <text:p>21.0075</text:p>
          </table:table-cell>
        </table:table-row>
        <table:table-row table:style-name="ro1">
          <table:table-cell/>
          <table:table-cell office:value-type="float" office:value="1554340855.73696" calcext:value-type="float">
            <text:p>1554340855.73696</text:p>
          </table:table-cell>
          <table:table-cell office:value-type="float" office:value="0.0308024883270264" calcext:value-type="float">
            <text:p>0.030802488327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4650594021323" calcext:value-type="float">
            <text:p>0.254650594021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68929101268051" calcext:value-type="float">
            <text:p>-0.468929101268051</text:p>
          </table:table-cell>
          <table:table-cell office:value-type="float" office:value="20.59125" calcext:value-type="float">
            <text:p>20.59125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20.7646875" calcext:value-type="float">
            <text:p>20.7646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3">00/00/0000</text:date>, <text:time style:data-style-name="N2" text:time-value="19:05:50.904718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3T20:34:42.152860209</dc:date>
    <meta:editing-duration>PT21M58S</meta:editing-duration>
    <meta:editing-cycles>5</meta:editing-cycles>
    <meta:generator>LibreOffice/5.2.7.2$Linux_ARM_EABI LibreOffice_project/20m0$Build-2</meta:generator>
    <meta:document-statistic meta:table-count="1" meta:cell-count="20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63cm" svg:y="4.201cm" style:legend-expansion="high" chart:style-name="ch2"/>
        <chart:plot-area chart:style-name="ch3" table:cell-range-address="data_4_3_18_52.B3:data_4_3_18_52.B200 data_4_3_18_52.F3:data_4_3_18_52.F200" svg:x="0.32cm" svg:y="0.18cm" svg:width="13.123cm" svg:height="8.64cm">
          <chartooo:coordinate-region svg:x="1.246cm" svg:y="0.379cm" svg:width="11.26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_4_3_18_52.F3:data_4_3_18_52.F200" chart:class="chart:scatter">
            <chart:domain table:cell-range-address="data_4_3_18_52.B3:data_4_3_18_52.B200"/>
            <chart:data-point chart:repeated="74"/>
            <chart:data-point chart:style-name="ch7" chart:repeated="2"/>
            <chart:data-point chart:repeated="1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54340849.34201">
                <text:p>1554340849.34201</text:p>
                <draw:g>
                  <svg:desc>data_4_3_18_52.B3:data_4_3_18_52.B200</svg:desc>
                </draw:g>
              </table:table-cell>
              <table:table-cell office:value-type="float" office:value="0">
                <text:p>0</text:p>
                <draw:g>
                  <svg:desc>data_4_3_18_52.F3:data_4_3_18_52.F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54340849.3754">
                <text:p>1554340849.3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54340849.40759">
                <text:p>1554340849.40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54340849.44058">
                <text:p>1554340849.44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54340849.47311">
                <text:p>1554340849.47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54340849.50527">
                <text:p>1554340849.50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54340849.53783">
                <text:p>1554340849.53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54340849.57043">
                <text:p>1554340849.57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54340849.60308">
                <text:p>1554340849.60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4340849.63554">
                <text:p>1554340849.63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54340849.66751">
                <text:p>1554340849.66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54340849.6994">
                <text:p>1554340849.6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54340849.73164">
                <text:p>1554340849.73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54340849.76396">
                <text:p>1554340849.76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4340849.79602">
                <text:p>1554340849.79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54340849.8286">
                <text:p>1554340849.8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54340849.86121">
                <text:p>1554340849.86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54340849.89328">
                <text:p>1554340849.89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54340849.92521">
                <text:p>1554340849.92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54340849.95753">
                <text:p>1554340849.95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54340849.99072">
                <text:p>1554340849.99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54340850.02416">
                <text:p>1554340850.02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54340850.05646">
                <text:p>1554340850.05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54340850.08891">
                <text:p>1554340850.08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54340850.12191">
                <text:p>1554340850.12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54340850.15577">
                <text:p>1554340850.15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54340850.18774">
                <text:p>1554340850.18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54340850.21963">
                <text:p>1554340850.21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54340850.25172">
                <text:p>1554340850.25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54340850.2841">
                <text:p>1554340850.2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4340850.31656">
                <text:p>1554340850.31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4340850.34841">
                <text:p>1554340850.34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54340850.38064">
                <text:p>1554340850.38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54340850.41269">
                <text:p>1554340850.41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54340850.44456">
                <text:p>1554340850.44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54340850.47652">
                <text:p>1554340850.47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54340850.50913">
                <text:p>1554340850.50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54340850.54226">
                <text:p>1554340850.54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54340850.57434">
                <text:p>1554340850.57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54340850.60628">
                <text:p>1554340850.60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54340850.63814">
                <text:p>1554340850.63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54340850.6701">
                <text:p>1554340850.6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54340850.70279">
                <text:p>1554340850.70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54340850.73512">
                <text:p>1554340850.73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54340850.76746">
                <text:p>1554340850.76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54340850.79927">
                <text:p>1554340850.79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54340850.83115">
                <text:p>1554340850.83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54340850.86322">
                <text:p>1554340850.86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54340850.89538">
                <text:p>1554340850.89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54340850.92791">
                <text:p>1554340850.92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54340850.96028">
                <text:p>1554340850.96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54340850.99245">
                <text:p>1554340850.9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54340851.02437">
                <text:p>1554340851.02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54340851.05643">
                <text:p>1554340851.05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54340851.08854">
                <text:p>1554340851.08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54340851.12134">
                <text:p>1554340851.12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54340851.15302">
                <text:p>1554340851.15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54340851.18215">
                <text:p>1554340851.18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54340851.2119">
                <text:p>1554340851.2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54340851.24079">
                <text:p>1554340851.24079</text:p>
              </table:table-cell>
              <table:table-cell office:value-type="float" office:value="0.013049937925987">
                <text:p>0.0130499379259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54340851.27058">
                <text:p>1554340851.27058</text:p>
              </table:table-cell>
              <table:table-cell office:value-type="float" office:value="0.04052041219662">
                <text:p>0.040520412196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54340851.32796">
                <text:p>1554340851.32796</text:p>
              </table:table-cell>
              <table:table-cell office:value-type="float" office:value="0.146377940745974">
                <text:p>0.1463779407459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54340851.37774">
                <text:p>1554340851.37774</text:p>
              </table:table-cell>
              <table:table-cell office:value-type="float" office:value="0.278957140374865">
                <text:p>0.2789571403748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54340851.41388">
                <text:p>1554340851.41388</text:p>
              </table:table-cell>
              <table:table-cell office:value-type="float" office:value="0.396986375019308">
                <text:p>0.3969863750193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54340851.47125">
                <text:p>1554340851.47125</text:p>
              </table:table-cell>
              <table:table-cell office:value-type="float" office:value="0.64049814599312">
                <text:p>0.640498145993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54340851.50877">
                <text:p>1554340851.50877</text:p>
              </table:table-cell>
              <table:table-cell office:value-type="float" office:value="0.824127807025388">
                <text:p>0.8241278070253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54340851.54512">
                <text:p>1554340851.54512</text:p>
              </table:table-cell>
              <table:table-cell office:value-type="float" office:value="1.02532525321274">
                <text:p>1.025325253212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54340851.59226">
                <text:p>1554340851.59226</text:p>
              </table:table-cell>
              <table:table-cell office:value-type="float" office:value="1.26445385377864">
                <text:p>1.264453853778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54340851.6312">
                <text:p>1554340851.6312</text:p>
              </table:table-cell>
              <table:table-cell office:value-type="float" office:value="1.44708931005437">
                <text:p>1.447089310054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54340851.68494">
                <text:p>1554340851.68494</text:p>
              </table:table-cell>
              <table:table-cell office:value-type="float" office:value="1.67083171648284">
                <text:p>1.670831716482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54340851.72493">
                <text:p>1554340851.72493</text:p>
              </table:table-cell>
              <table:table-cell office:value-type="float" office:value="1.82164238922054">
                <text:p>1.821642389220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54340851.77776">
                <text:p>1554340851.77776</text:p>
              </table:table-cell>
              <table:table-cell office:value-type="float" office:value="1.99347823677086">
                <text:p>1.993478236770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54340851.81831">
                <text:p>1554340851.81831</text:p>
              </table:table-cell>
              <table:table-cell office:value-type="float" office:value="2.10922227797927">
                <text:p>2.109222277979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54340851.85704">
                <text:p>1554340851.85704</text:p>
              </table:table-cell>
              <table:table-cell office:value-type="float" office:value="2.20506562475401">
                <text:p>2.205065624754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54340851.89181">
                <text:p>1554340851.89181</text:p>
              </table:table-cell>
              <table:table-cell office:value-type="float" office:value="2.27925080806188">
                <text:p>2.279250808061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54340851.94381">
                <text:p>1554340851.94381</text:p>
              </table:table-cell>
              <table:table-cell office:value-type="float" office:value="2.36364700830572">
                <text:p>2.363647008305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54340852.00221">
                <text:p>1554340852.00221</text:p>
              </table:table-cell>
              <table:table-cell office:value-type="float" office:value="2.42497536447026">
                <text:p>2.424975364470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4340852.05194">
                <text:p>1554340852.05194</text:p>
              </table:table-cell>
              <table:table-cell office:value-type="float" office:value="2.45293764246897">
                <text:p>2.452937642468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54340852.09275">
                <text:p>1554340852.09275</text:p>
              </table:table-cell>
              <table:table-cell office:value-type="float" office:value="2.45953943286972">
                <text:p>2.459539432869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54340852.13778">
                <text:p>1554340852.13778</text:p>
              </table:table-cell>
              <table:table-cell office:value-type="float" office:value="2.44692416281325">
                <text:p>2.446924162813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54340852.18256">
                <text:p>1554340852.18256</text:p>
              </table:table-cell>
              <table:table-cell office:value-type="float" office:value="2.41470864554078">
                <text:p>2.414708645540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54340852.22782">
                <text:p>1554340852.22782</text:p>
              </table:table-cell>
              <table:table-cell office:value-type="float" office:value="2.36206054004118">
                <text:p>2.362060540041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54340852.27734">
                <text:p>1554340852.27734</text:p>
              </table:table-cell>
              <table:table-cell office:value-type="float" office:value="2.34841067229377">
                <text:p>2.348410672293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54340852.31704">
                <text:p>1554340852.31704</text:p>
              </table:table-cell>
              <table:table-cell office:value-type="float" office:value="2.3220014749803">
                <text:p>2.32200147498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54340852.34862">
                <text:p>1554340852.34862</text:p>
              </table:table-cell>
              <table:table-cell office:value-type="float" office:value="2.29121057682464">
                <text:p>2.291210576824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54340852.38663">
                <text:p>1554340852.38663</text:p>
              </table:table-cell>
              <table:table-cell office:value-type="float" office:value="2.28051735436421">
                <text:p>2.280517354364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54340852.41833">
                <text:p>1554340852.41833</text:p>
              </table:table-cell>
              <table:table-cell office:value-type="float" office:value="2.2617308356212">
                <text:p>2.26173083562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54340852.46045">
                <text:p>1554340852.46045</text:p>
              </table:table-cell>
              <table:table-cell office:value-type="float" office:value="2.2193727994396">
                <text:p>2.21937279943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54340852.49108">
                <text:p>1554340852.49108</text:p>
              </table:table-cell>
              <table:table-cell office:value-type="float" office:value="2.2059341235372">
                <text:p>2.20593412353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54340852.52536">
                <text:p>1554340852.52536</text:p>
              </table:table-cell>
              <table:table-cell office:value-type="float" office:value="2.17935661069068">
                <text:p>2.179356610690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54340852.56685">
                <text:p>1554340852.56685</text:p>
              </table:table-cell>
              <table:table-cell office:value-type="float" office:value="2.17953263021407">
                <text:p>2.179532630214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54340852.60586">
                <text:p>1554340852.60586</text:p>
              </table:table-cell>
              <table:table-cell office:value-type="float" office:value="2.16476145174687">
                <text:p>2.164761451746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54340852.64077">
                <text:p>1554340852.64077</text:p>
              </table:table-cell>
              <table:table-cell office:value-type="float" office:value="2.174806300332">
                <text:p>2.1748063003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54340852.67141">
                <text:p>1554340852.67141</text:p>
              </table:table-cell>
              <table:table-cell office:value-type="float" office:value="2.17441112156291">
                <text:p>2.174411121562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54340852.70137">
                <text:p>1554340852.70137</text:p>
              </table:table-cell>
              <table:table-cell office:value-type="float" office:value="2.16521735372698">
                <text:p>2.165217353726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54340852.73962">
                <text:p>1554340852.73962</text:p>
              </table:table-cell>
              <table:table-cell office:value-type="float" office:value="2.139127809518">
                <text:p>2.1391278095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54340852.77274">
                <text:p>1554340852.77274</text:p>
              </table:table-cell>
              <table:table-cell office:value-type="float" office:value="2.1377765060298">
                <text:p>2.13777650602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54340852.81595">
                <text:p>1554340852.81595</text:p>
              </table:table-cell>
              <table:table-cell office:value-type="float" office:value="2.1176916292908">
                <text:p>2.11769162929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54340852.84897">
                <text:p>1554340852.84897</text:p>
              </table:table-cell>
              <table:table-cell office:value-type="float" office:value="2.12375282970752">
                <text:p>2.123752829707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54340852.88152">
                <text:p>1554340852.88152</text:p>
              </table:table-cell>
              <table:table-cell office:value-type="float" office:value="2.11933349791935">
                <text:p>2.119333497919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54340852.91603">
                <text:p>1554340852.91603</text:p>
              </table:table-cell>
              <table:table-cell office:value-type="float" office:value="2.1029630463746">
                <text:p>2.10296304637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54340852.96">
                <text:p>1554340852.96</text:p>
              </table:table-cell>
              <table:table-cell office:value-type="float" office:value="2.12068118423777">
                <text:p>2.120681184237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54340853.00472">
                <text:p>1554340853.00472</text:p>
              </table:table-cell>
              <table:table-cell office:value-type="float" office:value="2.1190804950086">
                <text:p>2.11908049500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4340853.03485">
                <text:p>1554340853.03485</text:p>
              </table:table-cell>
              <table:table-cell office:value-type="float" office:value="2.10909075349025">
                <text:p>2.109090753490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54340853.06908">
                <text:p>1554340853.06908</text:p>
              </table:table-cell>
              <table:table-cell office:value-type="float" office:value="2.12151525758776">
                <text:p>2.121515257587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54340853.10021">
                <text:p>1554340853.10021</text:p>
              </table:table-cell>
              <table:table-cell office:value-type="float" office:value="2.12330775386731">
                <text:p>2.123307753867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54340853.14257">
                <text:p>1554340853.14257</text:p>
              </table:table-cell>
              <table:table-cell office:value-type="float" office:value="2.10814106119982">
                <text:p>2.108141061199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54340853.17223">
                <text:p>1554340853.17223</text:p>
              </table:table-cell>
              <table:table-cell office:value-type="float" office:value="2.11561679995249">
                <text:p>2.115616799952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54340853.20246">
                <text:p>1554340853.20246</text:p>
              </table:table-cell>
              <table:table-cell office:value-type="float" office:value="2.11426850325904">
                <text:p>2.114268503259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54340853.23226">
                <text:p>1554340853.23226</text:p>
              </table:table-cell>
              <table:table-cell office:value-type="float" office:value="2.10422528677272">
                <text:p>2.104225286772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54340853.26254">
                <text:p>1554340853.26254</text:p>
              </table:table-cell>
              <table:table-cell office:value-type="float" office:value="2.11311176339755">
                <text:p>2.113111763397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54340853.29221">
                <text:p>1554340853.29221</text:p>
              </table:table-cell>
              <table:table-cell office:value-type="float" office:value="2.11318410863471">
                <text:p>2.113184108634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54340853.32128">
                <text:p>1554340853.32128</text:p>
              </table:table-cell>
              <table:table-cell office:value-type="float" office:value="2.10495967465869">
                <text:p>2.104959674658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54340853.35095">
                <text:p>1554340853.35095</text:p>
              </table:table-cell>
              <table:table-cell office:value-type="float" office:value="2.11513831818061">
                <text:p>2.115138318180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54340853.38092">
                <text:p>1554340853.38092</text:p>
              </table:table-cell>
              <table:table-cell office:value-type="float" office:value="2.11660936386741">
                <text:p>2.116609363867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54340853.41052">
                <text:p>1554340853.41052</text:p>
              </table:table-cell>
              <table:table-cell office:value-type="float" office:value="2.10946365814594">
                <text:p>2.109463658145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54340853.43988">
                <text:p>1554340853.43988</text:p>
              </table:table-cell>
              <table:table-cell office:value-type="float" office:value="2.12079387221841">
                <text:p>2.120793872218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54340853.46913">
                <text:p>1554340853.46913</text:p>
              </table:table-cell>
              <table:table-cell office:value-type="float" office:value="2.12368816917684">
                <text:p>2.123688169176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54340853.4981">
                <text:p>1554340853.4981</text:p>
              </table:table-cell>
              <table:table-cell office:value-type="float" office:value="2.1183167431817">
                <text:p>2.11831674318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54340853.55022">
                <text:p>1554340853.55022</text:p>
              </table:table-cell>
              <table:table-cell office:value-type="float" office:value="2.16772944725384">
                <text:p>2.167729447253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54340853.58085">
                <text:p>1554340853.58085</text:p>
              </table:table-cell>
              <table:table-cell office:value-type="float" office:value="2.18756641837428">
                <text:p>2.187566418374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54340853.61123">
                <text:p>1554340853.61123</text:p>
              </table:table-cell>
              <table:table-cell office:value-type="float" office:value="2.19818558634301">
                <text:p>2.198185586343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54340853.64192">
                <text:p>1554340853.64192</text:p>
              </table:table-cell>
              <table:table-cell office:value-type="float" office:value="2.19967029311006">
                <text:p>2.199670293110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54340853.67278">
                <text:p>1554340853.67278</text:p>
              </table:table-cell>
              <table:table-cell office:value-type="float" office:value="2.19181716388517">
                <text:p>2.191817163885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54340853.70299">
                <text:p>1554340853.70299</text:p>
              </table:table-cell>
              <table:table-cell office:value-type="float" office:value="2.17517295434424">
                <text:p>2.175172954344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54340853.7339">
                <text:p>1554340853.7339</text:p>
              </table:table-cell>
              <table:table-cell office:value-type="float" office:value="2.17930798656478">
                <text:p>2.179307986564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54340853.76418">
                <text:p>1554340853.76418</text:p>
              </table:table-cell>
              <table:table-cell office:value-type="float" office:value="2.17436238598508">
                <text:p>2.174362385985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54340853.7947">
                <text:p>1554340853.7947</text:p>
              </table:table-cell>
              <table:table-cell office:value-type="float" office:value="2.16023212389594">
                <text:p>2.160232123895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54340853.82557">
                <text:p>1554340853.82557</text:p>
              </table:table-cell>
              <table:table-cell office:value-type="float" office:value="2.16734458863056">
                <text:p>2.167344588630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54340853.85634">
                <text:p>1554340853.85634</text:p>
              </table:table-cell>
              <table:table-cell office:value-type="float" office:value="2.1651436679154">
                <text:p>2.16514366791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54340853.88691">
                <text:p>1554340853.88691</text:p>
              </table:table-cell>
              <table:table-cell office:value-type="float" office:value="2.15378715775953">
                <text:p>2.153787157759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54340853.91726">
                <text:p>1554340853.91726</text:p>
              </table:table-cell>
              <table:table-cell office:value-type="float" office:value="2.16347934246557">
                <text:p>2.163479342465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54340853.94781">
                <text:p>1554340853.94781</text:p>
              </table:table-cell>
              <table:table-cell office:value-type="float" office:value="2.16407822040874">
                <text:p>2.164078220408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54340853.9888">
                <text:p>1554340853.9888</text:p>
              </table:table-cell>
              <table:table-cell office:value-type="float" office:value="2.148395052563">
                <text:p>2.1483950525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54340854.01864">
                <text:p>1554340854.01864</text:p>
              </table:table-cell>
              <table:table-cell office:value-type="float" office:value="2.15751923807707">
                <text:p>2.157519238077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54340854.04892">
                <text:p>1554340854.04892</text:p>
              </table:table-cell>
              <table:table-cell office:value-type="float" office:value="2.15778238420276">
                <text:p>2.157782384202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54340854.07912">
                <text:p>1554340854.07912</text:p>
              </table:table-cell>
              <table:table-cell office:value-type="float" office:value="2.14909482873484">
                <text:p>2.149094828734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54340854.10828">
                <text:p>1554340854.10828</text:p>
              </table:table-cell>
              <table:table-cell office:value-type="float" office:value="2.13236734648646">
                <text:p>2.132367346486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54340854.13767">
                <text:p>1554340854.13767</text:p>
              </table:table-cell>
              <table:table-cell office:value-type="float" office:value="2.13569268755462">
                <text:p>2.135692687554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4340854.16704">
                <text:p>1554340854.16704</text:p>
              </table:table-cell>
              <table:table-cell office:value-type="float" office:value="2.13054691509248">
                <text:p>2.130546915092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54340854.19682">
                <text:p>1554340854.19682</text:p>
              </table:table-cell>
              <table:table-cell office:value-type="float" office:value="2.1166329897238">
                <text:p>2.11663298972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54340854.2264">
                <text:p>1554340854.2264</text:p>
              </table:table-cell>
              <table:table-cell office:value-type="float" office:value="2.12353575566492">
                <text:p>2.123535755664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54340854.25622">
                <text:p>1554340854.25622</text:p>
              </table:table-cell>
              <table:table-cell office:value-type="float" office:value="2.12176932154578">
                <text:p>2.121769321545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54340854.28619">
                <text:p>1554340854.28619</text:p>
              </table:table-cell>
              <table:table-cell office:value-type="float" office:value="2.11117859799395">
                <text:p>2.111178597993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54340854.31688">
                <text:p>1554340854.31688</text:p>
              </table:table-cell>
              <table:table-cell office:value-type="float" office:value="2.1229421610196">
                <text:p>2.12294216101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54340854.34747">
                <text:p>1554340854.34747</text:p>
              </table:table-cell>
              <table:table-cell office:value-type="float" office:value="2.12548758408107">
                <text:p>2.125487584081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54340854.37768">
                <text:p>1554340854.37768</text:p>
              </table:table-cell>
              <table:table-cell office:value-type="float" office:value="2.11904212592541">
                <text:p>2.119042125925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54340854.40848">
                <text:p>1554340854.40848</text:p>
              </table:table-cell>
              <table:table-cell office:value-type="float" office:value="2.13557002380484">
                <text:p>2.135570023804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54340854.4394">
                <text:p>1554340854.4394</text:p>
              </table:table-cell>
              <table:table-cell office:value-type="float" office:value="2.14278116993872">
                <text:p>2.142781169938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54340854.46997">
                <text:p>1554340854.46997</text:p>
              </table:table-cell>
              <table:table-cell office:value-type="float" office:value="2.14074213367715">
                <text:p>2.140742133677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54340854.50085">
                <text:p>1554340854.50085</text:p>
              </table:table-cell>
              <table:table-cell office:value-type="float" office:value="2.12932396216226">
                <text:p>2.129323962162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54340854.56249">
                <text:p>1554340854.56249</text:p>
              </table:table-cell>
              <table:table-cell office:value-type="float" office:value="2.20100955105384">
                <text:p>2.201009551053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54340854.60601">
                <text:p>1554340854.60601</text:p>
              </table:table-cell>
              <table:table-cell office:value-type="float" office:value="2.23304192632003">
                <text:p>2.233041926320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4340854.64133">
                <text:p>1554340854.64133</text:p>
              </table:table-cell>
              <table:table-cell office:value-type="float" office:value="2.24679580527437">
                <text:p>2.246795805274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4340854.67181">
                <text:p>1554340854.67181</text:p>
              </table:table-cell>
              <table:table-cell office:value-type="float" office:value="2.24955120072831">
                <text:p>2.2495512007283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4340854.70113">
                <text:p>1554340854.70113</text:p>
              </table:table-cell>
              <table:table-cell office:value-type="float" office:value="2.24376458804695">
                <text:p>2.243764588046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54340854.73025">
                <text:p>1554340854.73025</text:p>
              </table:table-cell>
              <table:table-cell office:value-type="float" office:value="2.22969983879417">
                <text:p>2.229699838794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54340854.75951">
                <text:p>1554340854.75951</text:p>
              </table:table-cell>
              <table:table-cell office:value-type="float" office:value="2.20717045462158">
                <text:p>2.207170454621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54340854.78886">
                <text:p>1554340854.78886</text:p>
              </table:table-cell>
              <table:table-cell office:value-type="float" office:value="2.20644440355298">
                <text:p>2.206444403552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54340854.81905">
                <text:p>1554340854.81905</text:p>
              </table:table-cell>
              <table:table-cell office:value-type="float" office:value="2.19675707077725">
                <text:p>2.196757070777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54340854.84841">
                <text:p>1554340854.84841</text:p>
              </table:table-cell>
              <table:table-cell office:value-type="float" office:value="2.17887020630858">
                <text:p>2.178870206308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54340854.87878">
                <text:p>1554340854.87878</text:p>
              </table:table-cell>
              <table:table-cell office:value-type="float" office:value="2.15133214120189">
                <text:p>2.151332141201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54340854.90886">
                <text:p>1554340854.90886</text:p>
              </table:table-cell>
              <table:table-cell office:value-type="float" office:value="2.11516791125203">
                <text:p>2.115167911252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54340854.93788">
                <text:p>1554340854.93788</text:p>
              </table:table-cell>
              <table:table-cell office:value-type="float" office:value="2.0720091571428">
                <text:p>2.07200915714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54340854.9675">
                <text:p>1554340854.9675</text:p>
              </table:table-cell>
              <table:table-cell office:value-type="float" office:value="2.01936253182687">
                <text:p>2.019362531826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54340854.99711">
                <text:p>1554340854.99711</text:p>
              </table:table-cell>
              <table:table-cell office:value-type="float" office:value="1.95813647245264">
                <text:p>1.958136472452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54340855.02686">
                <text:p>1554340855.02686</text:p>
              </table:table-cell>
              <table:table-cell office:value-type="float" office:value="1.88793110567266">
                <text:p>1.887931105672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54340855.05667">
                <text:p>1554340855.05667</text:p>
              </table:table-cell>
              <table:table-cell office:value-type="float" office:value="1.80886325073928">
                <text:p>1.808863250739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54340855.08648">
                <text:p>1554340855.08648</text:p>
              </table:table-cell>
              <table:table-cell office:value-type="float" office:value="1.72106324946165">
                <text:p>1.721063249461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54340855.1318">
                <text:p>1554340855.1318</text:p>
              </table:table-cell>
              <table:table-cell office:value-type="float" office:value="1.56742917857061">
                <text:p>1.567429178570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54340855.1615">
                <text:p>1554340855.1615</text:p>
              </table:table-cell>
              <table:table-cell office:value-type="float" office:value="1.45811706642708">
                <text:p>1.458117066427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54340855.1911">
                <text:p>1554340855.1911</text:p>
              </table:table-cell>
              <table:table-cell office:value-type="float" office:value="1.34055170810666">
                <text:p>1.340551708106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54340855.22085">
                <text:p>1554340855.22085</text:p>
              </table:table-cell>
              <table:table-cell office:value-type="float" office:value="1.21375423932712">
                <text:p>1.213754239327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54340855.25009">
                <text:p>1554340855.25009</text:p>
              </table:table-cell>
              <table:table-cell office:value-type="float" office:value="1.08070396606057">
                <text:p>1.080703966060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54340855.29218">
                <text:p>1554340855.29218</text:p>
              </table:table-cell>
              <table:table-cell office:value-type="float" office:value="0.934921235146074">
                <text:p>0.9349212351460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54340855.32186">
                <text:p>1554340855.32186</text:p>
              </table:table-cell>
              <table:table-cell office:value-type="float" office:value="0.855262109175464">
                <text:p>0.8552621091754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54340855.35117">
                <text:p>1554340855.35117</text:p>
              </table:table-cell>
              <table:table-cell office:value-type="float" office:value="0.768168825184778">
                <text:p>0.7681688251847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54340855.38053">
                <text:p>1554340855.38053</text:p>
              </table:table-cell>
              <table:table-cell office:value-type="float" office:value="0.703880958259875">
                <text:p>0.7038809582598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54340855.40979">
                <text:p>1554340855.40979</text:p>
              </table:table-cell>
              <table:table-cell office:value-type="float" office:value="0.631383937710818">
                <text:p>0.6313839377108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54340855.43963">
                <text:p>1554340855.43963</text:p>
              </table:table-cell>
              <table:table-cell office:value-type="float" office:value="0.581518779262077">
                <text:p>0.5815187792620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54340855.47001">
                <text:p>1554340855.47001</text:p>
              </table:table-cell>
              <table:table-cell office:value-type="float" office:value="0.52169130290782">
                <text:p>0.521691302907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54340855.49932">
                <text:p>1554340855.49932</text:p>
              </table:table-cell>
              <table:table-cell office:value-type="float" office:value="0.487500085457031">
                <text:p>0.4875000854570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54340855.52872">
                <text:p>1554340855.52872</text:p>
              </table:table-cell>
              <table:table-cell office:value-type="float" office:value="0.444736251191738">
                <text:p>0.4447362511917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54340855.55828">
                <text:p>1554340855.55828</text:p>
              </table:table-cell>
              <table:table-cell office:value-type="float" office:value="0.393161688607258">
                <text:p>0.39316168860725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54340855.58778">
                <text:p>1554340855.58778</text:p>
              </table:table-cell>
              <table:table-cell office:value-type="float" office:value="0.365863810304292">
                <text:p>0.3658638103042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54340855.6171">
                <text:p>1554340855.6171</text:p>
              </table:table-cell>
              <table:table-cell office:value-type="float" office:value="0.330303629473349">
                <text:p>0.3303036294733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54340855.64627">
                <text:p>1554340855.64627</text:p>
              </table:table-cell>
              <table:table-cell office:value-type="float" office:value="0.318902065229636">
                <text:p>0.3189020652296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54340855.67581">
                <text:p>1554340855.67581</text:p>
              </table:table-cell>
              <table:table-cell office:value-type="float" office:value="0.29878786073415">
                <text:p>0.298787860734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54340855.70616">
                <text:p>1554340855.70616</text:p>
              </table:table-cell>
              <table:table-cell office:value-type="float" office:value="0.269094777189335">
                <text:p>0.2690947771893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54340855.73696">
                <text:p>1554340855.73696</text:p>
              </table:table-cell>
              <table:table-cell office:value-type="float" office:value="0.254650594021323">
                <text:p>0.2546505940213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